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8.0903in" table:align="left" fo:background-color="transparent" style:may-break-between-rows="true" style:writing-mode="lr-tb" table:border-model="collapsing">
        <style:background-image/>
      </style:table-properties>
    </style:style>
    <style:style style:name="Table1.A" style:family="table-column">
      <style:table-column-properties style:column-width="1.1556in"/>
    </style:style>
    <style:style style:name="Table1.D" style:family="table-column">
      <style:table-column-properties style:column-width="1.1563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ffde5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#ffde59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8.091in" table:align="margins" style:writing-mode="lr-tb"/>
    </style:style>
    <style:style style:name="Table2.A" style:family="table-column">
      <style:table-column-properties style:column-width="0.8986in" style:rel-column-width="7281*"/>
    </style:style>
    <style:style style:name="Table2.I" style:family="table-column">
      <style:table-column-properties style:column-width="0.9in" style:rel-column-width="7287*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I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3" style:family="table-cell">
      <style:table-cell-properties style:vertical-align="middle" fo:background-color="#729fc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style:vertical-align="middle" fo:background-color="#ff972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4" style:family="table-cell">
      <style:table-cell-properties style:vertical-align="middle"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5" style:family="table-cell">
      <style:table-cell-properties style:vertical-align="middle" fo:background-color="#77bc6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8.0903in" table:align="left" fo:background-color="transparent" style:may-break-between-rows="true" style:writing-mode="lr-tb" table:border-model="collapsing">
        <style:background-image/>
      </style:table-properties>
    </style:style>
    <style:style style:name="Table3.A" style:family="table-column">
      <style:table-column-properties style:column-width="1.1556in"/>
    </style:style>
    <style:style style:name="Table3.D" style:family="table-column">
      <style:table-column-properties style:column-width="1.1563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ffde5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G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middle" fo:background-color="#ffde59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G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8.091in" table:align="margins" style:writing-mode="lr-tb"/>
    </style:style>
    <style:style style:name="Table4.A" style:family="table-column">
      <style:table-column-properties style:column-width="0.8986in" style:rel-column-width="7281*"/>
    </style:style>
    <style:style style:name="Table4.I" style:family="table-column">
      <style:table-column-properties style:column-width="0.9in" style:rel-column-width="7287*"/>
    </style:style>
    <style:style style:name="Table4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I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style:vertical-align="middle" fo:background-color="#729fc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style:vertical-align="middle" fo:background-color="#ff972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style:vertical-align="middle"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5" style:family="table-cell">
      <style:table-cell-properties style:vertical-align="middle" fo:background-color="#77bc6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8.0903in" table:align="left" fo:background-color="transparent" style:may-break-between-rows="true" style:writing-mode="lr-tb" table:border-model="collapsing">
        <style:background-image/>
      </style:table-properties>
    </style:style>
    <style:style style:name="Table5.A" style:family="table-column">
      <style:table-column-properties style:column-width="1.1556in"/>
    </style:style>
    <style:style style:name="Table5.D" style:family="table-column">
      <style:table-column-properties style:column-width="1.1563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middle" fo:background-color="#ffde5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G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middle" fo:background-color="#ffde59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8.091in" table:align="margins" style:writing-mode="lr-tb"/>
    </style:style>
    <style:style style:name="Table6.A" style:family="table-column">
      <style:table-column-properties style:column-width="0.8986in" style:rel-column-width="7281*"/>
    </style:style>
    <style:style style:name="Table6.I" style:family="table-column">
      <style:table-column-properties style:column-width="0.9in" style:rel-column-width="7287*"/>
    </style:style>
    <style:style style:name="Table6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I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I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B3" style:family="table-cell">
      <style:table-cell-properties style:vertical-align="middle" fo:background-color="#729fc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G3" style:family="table-cell">
      <style:table-cell-properties style:vertical-align="middle"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C4" style:family="table-cell">
      <style:table-cell-properties style:vertical-align="middle" fo:background-color="#ff972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E5" style:family="table-cell">
      <style:table-cell-properties style:vertical-align="middle" fo:background-color="#77bc6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8.0903in" table:align="left" fo:background-color="transparent" style:may-break-between-rows="true" style:writing-mode="lr-tb" table:border-model="collapsing">
        <style:background-image/>
      </style:table-properties>
    </style:style>
    <style:style style:name="Table7.A" style:family="table-column">
      <style:table-column-properties style:column-width="1.1556in"/>
    </style:style>
    <style:style style:name="Table7.D" style:family="table-column">
      <style:table-column-properties style:column-width="1.1563in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style:vertical-align="middle" fo:background-color="#ffde5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G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middle" fo:background-color="#ffde59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G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8.091in" table:align="margins" style:writing-mode="lr-tb"/>
    </style:style>
    <style:style style:name="Table8.A" style:family="table-column">
      <style:table-column-properties style:column-width="0.8986in" style:rel-column-width="7281*"/>
    </style:style>
    <style:style style:name="Table8.I" style:family="table-column">
      <style:table-column-properties style:column-width="0.9in" style:rel-column-width="7287*"/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I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8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I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B3" style:family="table-cell">
      <style:table-cell-properties style:vertical-align="middle" fo:background-color="#729fc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G3" style:family="table-cell">
      <style:table-cell-properties style:vertical-align="middle" fo:background-color="#fffff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C4" style:family="table-cell">
      <style:table-cell-properties style:vertical-align="middle" fo:background-color="#ff972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E5" style:family="table-cell">
      <style:table-cell-properties style:vertical-align="middle" fo:background-color="#77bc6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8.0903in" table:align="left" fo:background-color="transparent" style:may-break-between-rows="true" style:writing-mode="lr-tb" table:border-model="collapsing">
        <style:background-image/>
      </style:table-properties>
    </style:style>
    <style:style style:name="Table9.A" style:family="table-column">
      <style:table-column-properties style:column-width="0.5375in"/>
    </style:style>
    <style:style style:name="Table9.B" style:family="table-column">
      <style:table-column-properties style:column-width="0.5396in"/>
    </style:style>
    <style:style style:name="Table9.C" style:family="table-column">
      <style:table-column-properties style:column-width="0.5382in"/>
    </style:style>
    <style:style style:name="Table9.D" style:family="table-column">
      <style:table-column-properties style:column-width="0.5389in"/>
    </style:style>
    <style:style style:name="Table9.K" style:family="table-column">
      <style:table-column-properties style:column-width="0.5403in"/>
    </style:style>
    <style:style style:name="Table9.O" style:family="table-column">
      <style:table-column-properties style:column-width="0.541in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#ffde5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O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style:vertical-align="middle" fo:background-color="#ffde59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C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O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8.091in" table:align="margins" style:may-break-between-rows="true" style:writing-mode="lr-tb" table:border-model="collapsing"/>
    </style:style>
    <style:style style:name="Table10.A" style:family="table-column">
      <style:table-column-properties style:column-width="0.4757in" style:rel-column-width="3854*"/>
    </style:style>
    <style:style style:name="Table10.B" style:family="table-column">
      <style:table-column-properties style:column-width="0.4757in" style:rel-column-width="3855*"/>
    </style:style>
    <style:style style:name="Table10.Q" style:family="table-column">
      <style:table-column-properties style:column-width="0.4771in" style:rel-column-width="3863*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Q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0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Q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B3" style:family="table-cell">
      <style:table-cell-properties style:vertical-align="middle" fo:background-color="#729fc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C4" style:family="table-cell">
      <style:table-cell-properties style:vertical-align="middle" fo:background-color="#ff972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E5" style:family="table-cell">
      <style:table-cell-properties style:vertical-align="middle" fo:background-color="#77bc65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I6" style:family="table-cell">
      <style:table-cell-properties style:vertical-align="middle" fo:background-color="#ff6d6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Times New Roman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Contents_20_1">
      <style:paragraph-properties>
        <style:tab-stops>
          <style:tab-stop style:position="8.090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8.0909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1fe90e" officeooo:paragraph-rsid="001fe90e"/>
    </style:style>
    <style:style style:name="P8" style:family="paragraph" style:parent-style-name="Heading_20_1">
      <style:text-properties officeooo:rsid="002274f8" officeooo:paragraph-rsid="002274f8"/>
    </style:style>
    <style:style style:name="P9" style:family="paragraph" style:parent-style-name="Heading_20_2">
      <style:text-properties officeooo:rsid="002274f8" officeooo:paragraph-rsid="002274f8"/>
    </style:style>
    <style:style style:name="P10" style:family="paragraph" style:parent-style-name="Heading_20_2">
      <style:text-properties officeooo:rsid="002274f8" officeooo:paragraph-rsid="0027c50e"/>
    </style:style>
    <style:style style:name="P11" style:family="paragraph" style:parent-style-name="Heading_20_2">
      <style:text-properties officeooo:rsid="002274f8" officeooo:paragraph-rsid="002b489b"/>
    </style:style>
    <style:style style:name="P12" style:family="paragraph" style:parent-style-name="Heading_20_2">
      <style:text-properties officeooo:rsid="002274f8" officeooo:paragraph-rsid="002eeaa9"/>
    </style:style>
    <style:style style:name="P13" style:family="paragraph" style:parent-style-name="Heading_20_2">
      <style:text-properties officeooo:rsid="002274f8" officeooo:paragraph-rsid="0031e429"/>
    </style:style>
    <style:style style:name="P14" style:family="paragraph" style:parent-style-name="Heading_20_1">
      <style:text-properties fo:language="ru" fo:country="RU" officeooo:rsid="00582551" officeooo:paragraph-rsid="00582551"/>
    </style:style>
    <style:style style:name="P15" style:family="paragraph" style:parent-style-name="Subtitle">
      <style:text-properties fo:language="ru" fo:country="RU" officeooo:rsid="001fac48" officeooo:paragraph-rsid="001fac48"/>
    </style:style>
    <style:style style:name="P16" style:family="paragraph" style:parent-style-name="Text_20_body">
      <style:text-properties fo:language="ru" fo:country="RU" officeooo:rsid="004c964b" officeooo:paragraph-rsid="004c964b"/>
    </style:style>
    <style:style style:name="P17" style:family="paragraph" style:parent-style-name="Text_20_body">
      <style:text-properties fo:language="ru" fo:country="RU" officeooo:rsid="004ca046" officeooo:paragraph-rsid="004ca046"/>
    </style:style>
    <style:style style:name="P18" style:family="paragraph" style:parent-style-name="Text_20_body">
      <style:text-properties fo:language="ru" fo:country="RU" officeooo:rsid="004d005e" officeooo:paragraph-rsid="004d005e"/>
    </style:style>
    <style:style style:name="P19" style:family="paragraph" style:parent-style-name="Heading_20_2">
      <style:text-properties fo:language="ru" fo:country="RU" officeooo:rsid="005261b4" officeooo:paragraph-rsid="005261b4"/>
    </style:style>
    <style:style style:name="P20" style:family="paragraph" style:parent-style-name="Heading_20_1">
      <style:text-properties officeooo:rsid="00582551" officeooo:paragraph-rsid="00582551"/>
    </style:style>
    <style:style style:name="P21" style:family="paragraph" style:parent-style-name="Text_20_body">
      <style:text-properties officeooo:rsid="00582551" officeooo:paragraph-rsid="00582551"/>
    </style:style>
    <style:style style:name="P22" style:family="paragraph" style:parent-style-name="Text_20_body_20__28_WW_29_">
      <style:text-properties fo:language="en" fo:country="US" officeooo:rsid="00597e40" officeooo:paragraph-rsid="00597e40"/>
    </style:style>
    <style:style style:name="P23" style:family="paragraph" style:parent-style-name="Text_20_body_20__28_WW_29_">
      <style:text-properties fo:language="en" fo:country="US" officeooo:rsid="0059921a" officeooo:paragraph-rsid="0059921a"/>
    </style:style>
    <style:style style:name="P24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25" style:family="paragraph" style:parent-style-name="Standard">
      <loext:graphic-properties draw:fill="none" draw:fill-color="#ffffff"/>
      <style:paragraph-properties fo:line-height="100%" fo:background-color="transparent" fo:padding="0in" fo:border="none" style:shadow="none"/>
      <style:text-properties style:font-name="Liberation Mono"/>
    </style:style>
    <style:style style:name="P26" style:family="paragraph" style:parent-style-name="Subtitle">
      <style:text-properties officeooo:paragraph-rsid="001de422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27c5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2b4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2eea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31e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27c50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2b489b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2eeaa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31e42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31e42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274f8" officeooo:paragraph-rsid="002274f8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274f8" officeooo:paragraph-rsid="0027c50e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274f8" officeooo:paragraph-rsid="002b489b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274f8" officeooo:paragraph-rsid="002eeaa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cea0e" officeooo:paragraph-rsid="002cea0e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cea0e" officeooo:paragraph-rsid="002eeaa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eeaa9" officeooo:paragraph-rsid="002eeaa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31e429" officeooo:paragraph-rsid="0031e42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4d416" officeooo:paragraph-rsid="0024d4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4d416" officeooo:paragraph-rsid="0027c5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4d416" officeooo:paragraph-rsid="002b4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4d416" officeooo:paragraph-rsid="002eea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4d416" officeooo:paragraph-rsid="0031e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62f86" officeooo:paragraph-rsid="00262f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62f86" officeooo:paragraph-rsid="0027c5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62f86" officeooo:paragraph-rsid="002b4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62f86" officeooo:paragraph-rsid="002eea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62f86" officeooo:paragraph-rsid="0031e4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40b6ad" officeooo:paragraph-rsid="0040b6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42a3bf" officeooo:paragraph-rsid="0042a3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442547" officeooo:paragraph-rsid="004425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44bcf3" officeooo:paragraph-rsid="0044bc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62f86" officeooo:paragraph-rsid="00262f86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62f86" officeooo:paragraph-rsid="0027c50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62f86" officeooo:paragraph-rsid="002b489b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62f86" officeooo:paragraph-rsid="002eeaa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62f86" officeooo:paragraph-rsid="0031e42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62f86" officeooo:paragraph-rsid="0031e42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normal" officeooo:rsid="0024d416" officeooo:paragraph-rsid="0031e42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officeooo:rsid="002274f8" officeooo:paragraph-rsid="002274f8" style:font-name-asian="Times New Roman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officeooo:rsid="002274f8" officeooo:paragraph-rsid="0027c50e" style:font-name-asian="Times New Roman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officeooo:rsid="002274f8" officeooo:paragraph-rsid="002b489b" style:font-name-asian="Times New Roman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officeooo:rsid="002274f8" officeooo:paragraph-rsid="002eeaa9" style:font-name-asian="Times New Roman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officeooo:rsid="002274f8" officeooo:paragraph-rsid="0031e429" style:font-name-asian="Times New Roman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officeooo:rsid="0031e429" officeooo:paragraph-rsid="0031e429" style:font-name-asian="Times New Roman2" style:font-size-asian="12pt" style:font-style-asian="normal" style:font-weight-asian="bold" style:font-name-complex="Times New Roman2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officeooo:rsid="0027c50e" officeooo:paragraph-rsid="0027c50e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language="ru" fo:country="RU" fo:font-style="normal" fo:text-shadow="none" style:text-underline-style="none" fo:font-weight="normal" officeooo:rsid="0027c50e" officeooo:paragraph-rsid="002b489b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ext_20_body">
      <style:paragraph-properties fo:text-align="justify" style:justify-single-word="false"/>
    </style:style>
    <style:style style:name="P76" style:family="paragraph" style:parent-style-name="Text_20_body">
      <style:paragraph-properties fo:text-align="justify" style:justify-single-word="false"/>
      <style:text-properties officeooo:paragraph-rsid="001fe90e"/>
    </style:style>
    <style:style style:name="P77" style:family="paragraph" style:parent-style-name="Text_20_body">
      <style:text-properties officeooo:paragraph-rsid="0022be2a"/>
    </style:style>
    <style:style style:name="P78" style:family="paragraph" style:parent-style-name="Text_20_body">
      <style:text-properties officeooo:rsid="002670c5" officeooo:paragraph-rsid="002670c5"/>
    </style:style>
    <style:style style:name="P79" style:family="paragraph" style:parent-style-name="Text_20_body">
      <style:text-properties officeooo:rsid="002670c5" officeooo:paragraph-rsid="0027c50e"/>
    </style:style>
    <style:style style:name="P80" style:family="paragraph" style:parent-style-name="Text_20_body">
      <style:text-properties officeooo:rsid="002670c5" officeooo:paragraph-rsid="002b489b"/>
    </style:style>
    <style:style style:name="P81" style:family="paragraph" style:parent-style-name="Text_20_body">
      <style:text-properties officeooo:rsid="002670c5" officeooo:paragraph-rsid="002eeaa9"/>
    </style:style>
    <style:style style:name="P82" style:family="paragraph" style:parent-style-name="Text_20_body">
      <style:text-properties officeooo:rsid="002670c5" officeooo:paragraph-rsid="0031e429"/>
    </style:style>
    <style:style style:name="P83" style:family="paragraph" style:parent-style-name="Text_20_body">
      <style:text-properties officeooo:paragraph-rsid="002670c5"/>
    </style:style>
    <style:style style:name="P84" style:family="paragraph" style:parent-style-name="Text_20_body">
      <style:text-properties officeooo:paragraph-rsid="0027c50e"/>
    </style:style>
    <style:style style:name="P85" style:family="paragraph" style:parent-style-name="Text_20_body">
      <style:text-properties officeooo:paragraph-rsid="002b489b"/>
    </style:style>
    <style:style style:name="P86" style:family="paragraph" style:parent-style-name="Text_20_body">
      <style:text-properties officeooo:paragraph-rsid="002eeaa9"/>
    </style:style>
    <style:style style:name="P87" style:family="paragraph" style:parent-style-name="Text_20_body">
      <style:text-properties officeooo:paragraph-rsid="0031e429"/>
    </style:style>
    <style:style style:name="P88" style:family="paragraph" style:parent-style-name="Text_20_body">
      <style:text-properties officeooo:paragraph-rsid="00335f3b"/>
    </style:style>
    <style:style style:name="P89" style:family="paragraph" style:parent-style-name="Text_20_body">
      <style:text-properties officeooo:paragraph-rsid="0034b814"/>
    </style:style>
    <style:style style:name="P90" style:family="paragraph" style:parent-style-name="Text_20_body">
      <style:text-properties officeooo:rsid="004c964b" officeooo:paragraph-rsid="004c964b"/>
    </style:style>
    <style:style style:name="P91" style:family="paragraph" style:parent-style-name="Text_20_body">
      <style:text-properties officeooo:paragraph-rsid="004ca341"/>
    </style:style>
    <style:style style:name="P92" style:family="paragraph" style:parent-style-name="Standard" style:master-page-name="First_20_Page">
      <style:paragraph-properties fo:text-align="center" style:justify-single-word="false" style:page-number="auto"/>
    </style:style>
    <style:style style:name="P93" style:family="paragraph" style:parent-style-name="Footer">
      <style:paragraph-properties fo:text-align="center" style:justify-single-word="false"/>
      <style:text-properties style:font-name="Times New Roman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e422"/>
    </style:style>
    <style:style style:name="T3" style:family="text">
      <style:text-properties fo:language="en" fo:country="US" officeooo:rsid="0022be2a"/>
    </style:style>
    <style:style style:name="T4" style:family="text">
      <style:text-properties fo:language="en" fo:country="US" officeooo:rsid="00246795"/>
    </style:style>
    <style:style style:name="T5" style:family="text">
      <style:text-properties fo:language="en" fo:country="US" officeooo:rsid="002670c5"/>
    </style:style>
    <style:style style:name="T6" style:family="text">
      <style:text-properties fo:language="en" fo:country="US" officeooo:rsid="0027feb0"/>
    </style:style>
    <style:style style:name="T7" style:family="text">
      <style:text-properties fo:language="en" fo:country="US" officeooo:rsid="002a3a0c"/>
    </style:style>
    <style:style style:name="T8" style:family="text">
      <style:text-properties fo:language="en" fo:country="US" officeooo:rsid="002b489b"/>
    </style:style>
    <style:style style:name="T9" style:family="text">
      <style:text-properties fo:language="en" fo:country="US" officeooo:rsid="002d7eb8"/>
    </style:style>
    <style:style style:name="T10" style:family="text">
      <style:text-properties fo:language="en" fo:country="US" officeooo:rsid="002dcf23"/>
    </style:style>
    <style:style style:name="T11" style:family="text">
      <style:text-properties fo:language="en" fo:country="US" officeooo:rsid="002eeaa9"/>
    </style:style>
    <style:style style:name="T12" style:family="text">
      <style:text-properties fo:language="en" fo:country="US" officeooo:rsid="002f1ba5"/>
    </style:style>
    <style:style style:name="T13" style:family="text">
      <style:text-properties fo:language="en" fo:country="US" officeooo:rsid="0031e429"/>
    </style:style>
    <style:style style:name="T14" style:family="text">
      <style:text-properties fo:language="en" fo:country="US" officeooo:rsid="00335f3b"/>
    </style:style>
    <style:style style:name="T15" style:family="text">
      <style:text-properties fo:language="en" fo:country="US" officeooo:rsid="0034b814"/>
    </style:style>
    <style:style style:name="T16" style:family="text">
      <style:text-properties fo:language="en" fo:country="US" officeooo:rsid="003511ff"/>
    </style:style>
    <style:style style:name="T17" style:family="text">
      <style:text-properties fo:language="en" fo:country="US" officeooo:rsid="00356c53"/>
    </style:style>
    <style:style style:name="T18" style:family="text">
      <style:text-properties fo:language="en" fo:country="US" officeooo:rsid="003705be"/>
    </style:style>
    <style:style style:name="T19" style:family="text">
      <style:text-properties fo:language="en" fo:country="US" officeooo:rsid="0038b057"/>
    </style:style>
    <style:style style:name="T20" style:family="text">
      <style:text-properties fo:language="en" fo:country="US" officeooo:rsid="00395e54"/>
    </style:style>
    <style:style style:name="T21" style:family="text">
      <style:text-properties fo:language="en" fo:country="US" officeooo:rsid="003b1ada"/>
    </style:style>
    <style:style style:name="T22" style:family="text">
      <style:text-properties fo:language="en" fo:country="US" officeooo:rsid="003cdcbf"/>
    </style:style>
    <style:style style:name="T23" style:family="text">
      <style:text-properties fo:language="en" fo:country="US" officeooo:rsid="003cf777"/>
    </style:style>
    <style:style style:name="T24" style:family="text">
      <style:text-properties fo:language="en" fo:country="US" officeooo:rsid="003d97af"/>
    </style:style>
    <style:style style:name="T25" style:family="text">
      <style:text-properties fo:language="en" fo:country="US" officeooo:rsid="003ef80b"/>
    </style:style>
    <style:style style:name="T26" style:family="text">
      <style:text-properties fo:language="en" fo:country="US" officeooo:rsid="0047785e"/>
    </style:style>
    <style:style style:name="T27" style:family="text">
      <style:text-properties fo:language="en" fo:country="US" officeooo:rsid="0047785e" fo:background-color="#ffff00" loext:char-shading-value="0"/>
    </style:style>
    <style:style style:name="T28" style:family="text">
      <style:text-properties fo:language="en" fo:country="US" officeooo:rsid="002f1ba5" fo:background-color="#ffff00" loext:char-shading-value="0"/>
    </style:style>
    <style:style style:name="T29" style:family="text">
      <style:text-properties fo:language="en" fo:country="US" officeooo:rsid="002dcf23" fo:background-color="#ffff00" loext:char-shading-value="0"/>
    </style:style>
    <style:style style:name="T30" style:family="text">
      <style:text-properties fo:language="en" fo:country="US" officeooo:rsid="002a3a0c" fo:background-color="#ffff00" loext:char-shading-value="0"/>
    </style:style>
    <style:style style:name="T31" style:family="text">
      <style:text-properties fo:language="en" fo:country="US" officeooo:rsid="002d7eb8" fo:background-color="#ffff00" loext:char-shading-value="0"/>
    </style:style>
    <style:style style:name="T32" style:family="text">
      <style:text-properties officeooo:rsid="001fac48"/>
    </style:style>
    <style:style style:name="T33" style:family="text">
      <style:text-properties fo:language="ru" fo:country="RU"/>
    </style:style>
    <style:style style:name="T34" style:family="text">
      <style:text-properties fo:language="ru" fo:country="RU" officeooo:rsid="001fac48"/>
    </style:style>
    <style:style style:name="T35" style:family="text">
      <style:text-properties fo:language="ru" fo:country="RU" officeooo:rsid="002670c5"/>
    </style:style>
    <style:style style:name="T36" style:family="text">
      <style:text-properties fo:language="ru" fo:country="RU" officeooo:rsid="0022be2a"/>
    </style:style>
    <style:style style:name="T37" style:family="text">
      <style:text-properties fo:language="ru" fo:country="RU" officeooo:rsid="0027feb0"/>
    </style:style>
    <style:style style:name="T38" style:family="text">
      <style:text-properties fo:language="ru" fo:country="RU" officeooo:rsid="0028aae5"/>
    </style:style>
    <style:style style:name="T39" style:family="text">
      <style:text-properties fo:language="ru" fo:country="RU" officeooo:rsid="002a3a0c"/>
    </style:style>
    <style:style style:name="T40" style:family="text">
      <style:text-properties fo:language="ru" fo:country="RU" officeooo:rsid="002d7eb8"/>
    </style:style>
    <style:style style:name="T41" style:family="text">
      <style:text-properties fo:language="ru" fo:country="RU" officeooo:rsid="002dcf23"/>
    </style:style>
    <style:style style:name="T42" style:family="text">
      <style:text-properties fo:language="ru" fo:country="RU" officeooo:rsid="002f1ba5"/>
    </style:style>
    <style:style style:name="T43" style:family="text">
      <style:text-properties fo:language="ru" fo:country="RU" officeooo:rsid="004a732d"/>
    </style:style>
    <style:style style:name="T44" style:family="text">
      <style:text-properties fo:language="ru" fo:country="RU" officeooo:rsid="004bf1f6"/>
    </style:style>
    <style:style style:name="T45" style:family="text">
      <style:text-properties fo:language="ru" fo:country="RU" officeooo:rsid="004e5193"/>
    </style:style>
    <style:style style:name="T46" style:family="text">
      <style:text-properties fo:language="ru" fo:country="RU" officeooo:rsid="0059921a"/>
    </style:style>
    <style:style style:name="T47" style:family="text">
      <style:text-properties fo:language="ru" fo:country="RU" officeooo:rsid="005ca3a2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color="#c9211e" loext:opacity="100%" fo:font-weight="bold" style:font-weight-asian="bold" style:font-weight-complex="bold"/>
    </style:style>
    <style:style style:name="T52" style:family="text">
      <style:text-properties style:text-position="0% 100%"/>
    </style:style>
    <style:style style:name="T53" style:family="text">
      <style:text-properties style:text-position="0% 100%" fo:language="en" fo:country="US"/>
    </style:style>
    <style:style style:name="T54" style:family="text">
      <style:text-properties style:text-position="0% 100%" fo:language="en" fo:country="US" fo:background-color="#106ebe" loext:char-shading-value="0"/>
    </style:style>
    <style:style style:name="T55" style:family="text">
      <style:text-properties style:text-position="0% 100%" fo:language="en" fo:country="US" officeooo:rsid="004ca341"/>
    </style:style>
    <style:style style:name="T56" style:family="text">
      <style:text-properties style:text-position="0% 100%" fo:language="en" fo:country="US" fo:background-color="transparent" loext:char-shading-value="0"/>
    </style:style>
    <style:style style:name="T57" style:family="text">
      <style:text-properties style:text-position="0% 100%" fo:language="en" fo:country="US" fo:background-color="transparent" loext:char-shading-value="0"/>
    </style:style>
    <style:style style:name="T58" style:family="text">
      <style:text-properties style:text-position="0% 100%" fo:language="ru" fo:country="RU"/>
    </style:style>
    <style:style style:name="T59" style:family="text">
      <style:text-properties style:text-position="0% 100%" fo:language="ru" fo:country="RU" officeooo:rsid="004ca341"/>
    </style:style>
    <style:style style:name="T60" style:family="text">
      <style:text-properties style:text-position="0% 100%" fo:language="ru" fo:country="RU" officeooo:rsid="0050dbf1"/>
    </style:style>
    <style:style style:name="T61" style:family="text">
      <style:text-properties style:text-position="0% 100%" officeooo:rsid="0051004b"/>
    </style:style>
    <style:style style:name="T62" style:family="text">
      <style:text-properties style:text-position="super 58%"/>
    </style:style>
    <style:style style:name="T63" style:family="text">
      <style:text-properties style:text-position="super 58%" fo:language="en" fo:country="US"/>
    </style:style>
    <style:style style:name="T64" style:family="text">
      <style:text-properties officeooo:rsid="0027c50e"/>
    </style:style>
    <style:style style:name="T65" style:family="text">
      <style:text-properties fo:color="#0000ff" loext:opacity="100%" fo:font-size="10pt" fo:font-style="normal" fo:font-weight="normal" style:font-size-asian="10pt" style:font-style-asian="normal" style:font-weight-asian="normal"/>
    </style:style>
    <style:style style:name="T66" style:family="text">
      <style:text-properties fo:color="#3b3b3b" loext:opacity="100%" fo:font-size="10pt" fo:font-style="normal" fo:font-weight="normal" style:font-size-asian="10pt" style:font-style-asian="normal" style:font-weight-asian="normal"/>
    </style:style>
    <style:style style:name="T67" style:family="text">
      <style:text-properties fo:color="#001080" loext:opacity="100%" fo:font-size="10pt" fo:font-style="normal" fo:font-weight="normal" style:font-size-asian="10pt" style:font-style-asian="normal" style:font-weight-asian="normal"/>
    </style:style>
    <style:style style:name="T68" style:family="text">
      <style:text-properties fo:color="#a31515" loext:opacity="100%" fo:font-size="10pt" fo:font-style="normal" fo:font-weight="normal" style:font-size-asian="10pt" style:font-style-asian="normal" style:font-weight-asian="normal"/>
    </style:style>
    <style:style style:name="T69" style:family="text">
      <style:text-properties fo:color="#277f99" loext:opacity="100%" fo:font-size="10pt" fo:font-style="normal" fo:font-weight="normal" style:font-size-asian="10pt" style:font-style-asian="normal" style:font-weight-asian="normal"/>
    </style:style>
    <style:style style:name="T70" style:family="text">
      <style:text-properties fo:color="#795e26" loext:opacity="100%" fo:font-size="10pt" fo:font-style="normal" fo:font-weight="normal" style:font-size-asian="10pt" style:font-style-asian="normal" style:font-weight-asian="normal"/>
    </style:style>
    <style:style style:name="T71" style:family="text">
      <style:text-properties fo:color="#098658" loext:opacity="100%" fo:font-size="10pt" fo:font-style="normal" fo:font-weight="normal" style:font-size-asian="10pt" style:font-style-asian="normal" style:font-weight-asian="normal"/>
    </style:style>
    <style:style style:name="T72" style:family="text">
      <style:text-properties fo:color="#808080" loext:opacity="100%" fo:font-size="10pt" fo:font-style="normal" fo:font-weight="normal" style:font-size-asian="10pt" style:font-style-asian="normal" style:font-weight-asian="normal"/>
    </style:style>
    <style:style style:name="T73" style:family="text">
      <style:text-properties fo:color="#af805c" loext:opacity="100%" fo:font-size="10pt" fo:font-style="normal" fo:font-weight="normal" style:font-size-asian="10pt" style:font-style-asian="normal" style:font-weight-asian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Title">Отчёт</text:p>
      <text:p text:style-name="P26">по лабораторной работе №<text:span text:style-name="T2">2</text:span></text:p>
      <text:p text:style-name="P15">Синтез помехоустойчивого кода</text:p>
      <text:p text:style-name="Subtitle">вариант <text:span text:style-name="T34">98</text:span></text:p>
      <text:p text:style-name="P2"/>
      <text:p text:style-name="P2"/>
      <text:p text:style-name="P2"/>
      <text:p text:style-name="P2"/>
      <text:p text:style-name="P2"/>
      <text:p text:style-name="P2"/>
      <text:p text:style-name="P3">Выполнил: Тимошкин Р. В., группа P3131</text:p>
      <text:p text:style-name="P3">Преподаватель: <text:span text:style-name="T32">Авксентьева Е. Ю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анкт-Петербург 2023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Содержание</text:p>
          </text:index-title>
          <text:p text:style-name="P4"><text:a xlink:type="simple" xlink:href="#__RefHeading___Toc2883_3164206125" text:style-name="Index_20_Link" text:visited-style-name="Index_20_Link">Задание<text:tab/>3</text:a></text:p>
          <text:p text:style-name="P4"><text:a xlink:type="simple" xlink:href="#__RefHeading___Toc2885_3164206125" text:style-name="Index_20_Link" text:visited-style-name="Index_20_Link">Основные этапы вычисления<text:tab/>3</text:a></text:p>
          <text:p text:style-name="P5"><text:a xlink:type="simple" xlink:href="#__RefHeading___Toc2887_3164206125" text:style-name="Index_20_Link" text:visited-style-name="Index_20_Link">1. №82<text:tab/>3</text:a></text:p>
          <text:p text:style-name="P5"><text:a xlink:type="simple" xlink:href="#__RefHeading___Toc2889_3164206125" text:style-name="Index_20_Link" text:visited-style-name="Index_20_Link">2. №12<text:tab/>4</text:a></text:p>
          <text:p text:style-name="P5"><text:a xlink:type="simple" xlink:href="#__RefHeading___Toc2891_3164206125" text:style-name="Index_20_Link" text:visited-style-name="Index_20_Link">3. №54<text:tab/>4</text:a></text:p>
          <text:p text:style-name="P5"><text:a xlink:type="simple" xlink:href="#__RefHeading___Toc2893_3164206125" text:style-name="Index_20_Link" text:visited-style-name="Index_20_Link">4. №94<text:tab/>5</text:a></text:p>
          <text:p text:style-name="P5"><text:a xlink:type="simple" xlink:href="#__RefHeading___Toc2895_3164206125" text:style-name="Index_20_Link" text:visited-style-name="Index_20_Link">5. №96<text:tab/>5</text:a></text:p>
          <text:p text:style-name="P5"><text:a xlink:type="simple" xlink:href="#__RefHeading___Toc2897_3164206125" text:style-name="Index_20_Link" text:visited-style-name="Index_20_Link">6. № ((82 + 12 + 54 + 94) * 4) = 968<text:tab/>6</text:a></text:p>
          <text:p text:style-name="P5"><text:a xlink:type="simple" xlink:href="#__RefHeading___Toc2899_3164206125" text:style-name="Index_20_Link" text:visited-style-name="Index_20_Link">Дополнительное задание<text:tab/>6</text:a></text:p>
          <text:p text:style-name="P4"><text:a xlink:type="simple" xlink:href="#__RefHeading___Toc2901_3164206125" text:style-name="Index_20_Link" text:visited-style-name="Index_20_Link">Вывод<text:tab/>7</text:a></text:p>
          <text:p text:style-name="P4"><text:a xlink:type="simple" xlink:href="#__RefHeading___Toc2903_3164206125" text:style-name="Index_20_Link" text:visited-style-name="Index_20_Link">Список литературы<text:tab/>7</text:a></text:p>
        </text:index-body>
      </text:table-of-content>
      <text:p text:style-name="P2"/>
      <text:h text:style-name="P7" text:outline-level="1"><text:bookmark-start text:name="__RefHeading___Toc2883_3164206125"/>Задание<text:bookmark-end text:name="__RefHeading___Toc2883_3164206125"/></text:h>
      <text:p text:style-name="P76">1. Определить свой вариант задания с помощью номера в ISU (он же номер студенческого билета). Вариантом является комбинация 3-й и 5-й цифр. Т.е. если номер в ISU = 12<text:span text:style-name="T51">3</text:span>4<text:span text:style-name="T51">5</text:span>6, то вариант = 35.</text:p>
      <text:p text:style-name="P76">2. На основании номера варианта задания выбрать набор из 4 полученных сообщений в виде последовательности 7-символьного кода.</text:p>
      <text:p text:style-name="P75">3. Построить схему декодирования классического кода Хэмминга (7;4), которую представить в отчёте в виде изображения.</text:p>
      <text:p text:style-name="P75">4. Показать, исходя из выбранных вариантов сообщений (по 4 у каждого – часть №1 в варианте), имеются ли в принятом сообщении ошибки, и если имеются, то какие. Подробно прокомментировать и записать правильное сообщение.</text:p>
      <text:p text:style-name="P75">5. На основании номера варианта задания выбрать 1 полученное сообщение в виде последовательности 11-символьного кода.</text:p>
      <text:p text:style-name="P75">6. Построить схему декодирования классического кода Хэмминга (15;11), которую представить в отчёте в виде изображения.</text:p>
      <text:p text:style-name="P75">7. Показать, исходя из выбранного варианта сообщений (по 1 у каждого – часть №2 в варианте), имеются ли в принятом сообщении ошибки, и если имеются, то какие. <text:span text:style-name="T50">Подробно прокомментировать</text:span> и записать правильное сообщение.</text:p>
      <text:p text:style-name="P75">8. Сложить номера всех 5 вариантов заданий. <text:span text:style-name="T49">Умножить полученное число на 4.</text:span> Принять данное число как число информационных разрядов в передаваемом сообщении. Вычислить для данного числа минимальное число проверочных разрядов и коэффициент избыточности.</text:p>
      <text:p text:style-name="P75">9. <text:span text:style-name="T48">Дополнительное задание №1</text:span> (позволяет набрать от 86 до 100 процентов от максимального числа баллов БаРС за данную лабораторную). Написать программу на любом языке программирования, которая на вход получает набор из 7 цифр «0» и «1», записанных подряд, анализирует это сообщение на основе классического кода Хэмминга (7,4), а затем выдает правильное сообщение (только информационные биты) и указывает бит с ошибкой при его наличии.</text:p>
      <text:h text:style-name="P8" text:outline-level="1"><text:bookmark-start text:name="__RefHeading___Toc2885_3164206125"/>Основные этапы вычисления<text:bookmark-end text:name="__RefHeading___Toc2885_3164206125"/></text:h>
      <text:h text:style-name="P9" text:outline-level="2"><text:bookmark-start text:name="__RefHeading___Toc2887_3164206125"/>1. №82<text:bookmark-end text:name="__RefHeading___Toc2887_3164206125"/></text:h>
      <table:table table:name="Table1" table:style-name="Table1" table:template-name="Default Style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row table:style-name="Table1.1">
          <table:table-cell table:style-name="Table1.A1" office:value-type="string">
            <text:p text:style-name="P67">r1</text:p>
          </table:table-cell>
          <table:table-cell table:style-name="Table1.A1" office:value-type="string">
            <text:p text:style-name="P67">r2</text:p>
          </table:table-cell>
          <table:table-cell table:style-name="Table1.C1" office:value-type="string">
            <text:p text:style-name="P67">i1</text:p>
          </table:table-cell>
          <table:table-cell table:style-name="Table1.A1" office:value-type="string">
            <text:p text:style-name="P67">r3</text:p>
          </table:table-cell>
          <table:table-cell table:style-name="Table1.C1" office:value-type="string">
            <text:p text:style-name="P67">i2</text:p>
          </table:table-cell>
          <table:table-cell table:style-name="Table1.C1" office:value-type="string">
            <text:p text:style-name="P67">i3</text:p>
          </table:table-cell>
          <table:table-cell table:style-name="Table1.G1" office:value-type="string">
            <text:p text:style-name="P67">i4</text:p>
          </table:table-cell>
        </table:table-row>
        <table:table-row table:style-name="Table1.2"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8">1</text:p>
          </table:table-cell>
          <table:table-cell table:style-name="Table1.C2" office:value-type="string">
            <text:p text:style-name="P38">0</text:p>
          </table:table-cell>
          <table:table-cell table:style-name="Table1.A2" office:value-type="string">
            <text:p text:style-name="P38">1</text:p>
          </table:table-cell>
          <table:table-cell table:style-name="Table1.C2" office:value-type="string">
            <text:p text:style-name="P38">1</text:p>
          </table:table-cell>
          <table:table-cell table:style-name="Table1.C2" office:value-type="string">
            <text:p text:style-name="P38">0</text:p>
          </table:table-cell>
          <table:table-cell table:style-name="Table1.G2" office:value-type="string">
            <text:p text:style-name="P38">1</text:p>
          </table:table-cell>
        </table:table-row>
      </table:table>
      <text:p text:style-name="Text_20_body"/>
      <text:p text:style-name="P77"><text:span text:style-name="T3">s1 = r1 </text:span>⊕ <text:span text:style-name="T3">i1 ⊕ i2 ⊕ i4 = 1 ⊕ 0 ⊕ 1 ⊕ 1 = </text:span><text:span text:style-name="T9">1</text:span></text:p>
      <text:p text:style-name="P77"><text:span text:style-name="T3">s2 = r2 </text:span>⊕ <text:span text:style-name="T3">i1 ⊕ i3 ⊕ i4 = 1 ⊕ 0 ⊕ </text:span><text:span text:style-name="T4">0</text:span><text:span text:style-name="T3"> ⊕ 1 = 0</text:span></text:p>
      <text:p text:style-name="P77"><text:span text:style-name="T3">s3 = r3 </text:span>⊕ <text:span text:style-name="T3">i2 ⊕ i3 ⊕ i4 = 1 ⊕ </text:span><text:span text:style-name="T4">1</text:span><text:span text:style-name="T3"> ⊕ </text:span><text:span text:style-name="T4">0</text:span><text:span text:style-name="T3"> ⊕ 1 = </text:span><text:span text:style-name="T9">1</text:span></text:p>
      <table:table table:name="Table2" table:style-name="Table2" table:template-name="Default Style">
        <table:table-column table:style-name="Table2.A" table:number-columns-repeated="8"/>
        <table:table-column table:style-name="Table2.I"/>
        <table:table-row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46">1</text:p>
          </table:table-cell>
          <table:table-cell table:style-name="Table2.A1" office:value-type="string">
            <text:p text:style-name="P46">2</text:p>
          </table:table-cell>
          <table:table-cell table:style-name="Table2.A1" office:value-type="string">
            <text:p text:style-name="P46">3</text:p>
          </table:table-cell>
          <table:table-cell table:style-name="Table2.A1" office:value-type="string">
            <text:p text:style-name="P46">4</text:p>
          </table:table-cell>
          <table:table-cell table:style-name="Table2.A1" office:value-type="string">
            <text:p text:style-name="P46">5</text:p>
          </table:table-cell>
          <table:table-cell table:style-name="Table2.A1" office:value-type="string">
            <text:p text:style-name="P46">6</text:p>
          </table:table-cell>
          <table:table-cell table:style-name="Table2.A1" office:value-type="string">
            <text:p text:style-name="P46">7</text:p>
          </table:table-cell>
          <table:table-cell table:style-name="Table2.I1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46">2<text:span text:style-name="T62">x</text:span></text:p>
          </table:table-cell>
          <table:table-cell table:style-name="Table2.A2" office:value-type="string">
            <text:p text:style-name="P46">r1</text:p>
          </table:table-cell>
          <table:table-cell table:style-name="Table2.A2" office:value-type="string">
            <text:p text:style-name="P46">r2</text:p>
          </table:table-cell>
          <table:table-cell table:style-name="Table2.A2" office:value-type="string">
            <text:p text:style-name="P46">i1</text:p>
          </table:table-cell>
          <table:table-cell table:style-name="Table2.A2" office:value-type="string">
            <text:p text:style-name="P46">r3</text:p>
          </table:table-cell>
          <table:table-cell table:style-name="Table2.A2" office:value-type="string">
            <text:p text:style-name="P46">i2</text:p>
          </table:table-cell>
          <table:table-cell table:style-name="Table2.A2" office:value-type="string">
            <text:p text:style-name="P46">i3</text:p>
          </table:table-cell>
          <table:table-cell table:style-name="Table2.A2" office:value-type="string">
            <text:p text:style-name="P46">i4</text:p>
          </table:table-cell>
          <table:table-cell table:style-name="Table2.I2" office:value-type="string">
            <text:p text:style-name="P46">S</text:p>
          </table:table-cell>
        </table:table-row>
        <table:table-row>
          <table:table-cell table:style-name="Table2.A2" office:value-type="string">
            <text:p text:style-name="P46">1</text:p>
          </table:table-cell>
          <table:table-cell table:style-name="Table2.B3" office:value-type="string">
            <text:p text:style-name="P51">X</text:p>
          </table:table-cell>
          <table:table-cell table:style-name="Table2.A2" office:value-type="string">
            <text:p text:style-name="P27">-</text:p>
          </table:table-cell>
          <table:table-cell table:style-name="Table2.B3" office:value-type="string">
            <text:p text:style-name="P51">X</text:p>
          </table:table-cell>
          <table:table-cell table:style-name="Table2.A2" office:value-type="string">
            <text:p text:style-name="P27">-</text:p>
          </table:table-cell>
          <table:table-cell table:style-name="Table2.B3" office:value-type="string">
            <text:p text:style-name="P60">X</text:p>
          </table:table-cell>
          <table:table-cell table:style-name="Table2.A2" office:value-type="string">
            <text:p text:style-name="P27">-</text:p>
          </table:table-cell>
          <table:table-cell table:style-name="Table2.B3" office:value-type="string">
            <text:p text:style-name="P51">X</text:p>
          </table:table-cell>
          <table:table-cell table:style-name="Table2.I2" office:value-type="string">
            <text:p text:style-name="P46">s1</text:p>
          </table:table-cell>
        </table:table-row>
        <text:soft-page-break/>
        <table:table-row>
          <table:table-cell table:style-name="Table2.A2" office:value-type="string">
            <text:p text:style-name="P46">2</text:p>
          </table:table-cell>
          <table:table-cell table:style-name="Table2.A2" office:value-type="string">
            <text:p text:style-name="P27">-</text:p>
          </table:table-cell>
          <table:table-cell table:style-name="Table2.C4" office:value-type="string">
            <text:p text:style-name="P51">X</text:p>
          </table:table-cell>
          <table:table-cell table:style-name="Table2.C4" office:value-type="string">
            <text:p text:style-name="P51">X</text:p>
          </table:table-cell>
          <table:table-cell table:style-name="Table2.A2" office:value-type="string">
            <text:p text:style-name="P27">-</text:p>
          </table:table-cell>
          <table:table-cell table:style-name="Table2.F4" office:value-type="string">
            <text:p text:style-name="P32">-</text:p>
          </table:table-cell>
          <table:table-cell table:style-name="Table2.C4" office:value-type="string">
            <text:p text:style-name="P51">X</text:p>
          </table:table-cell>
          <table:table-cell table:style-name="Table2.C4" office:value-type="string">
            <text:p text:style-name="P51">X</text:p>
          </table:table-cell>
          <table:table-cell table:style-name="Table2.I2" office:value-type="string">
            <text:p text:style-name="P46">s2</text:p>
          </table:table-cell>
        </table:table-row>
        <table:table-row>
          <table:table-cell table:style-name="Table2.A2" office:value-type="string">
            <text:p text:style-name="P46">4</text:p>
          </table:table-cell>
          <table:table-cell table:style-name="Table2.A2" office:value-type="string">
            <text:p text:style-name="P27">-</text:p>
          </table:table-cell>
          <table:table-cell table:style-name="Table2.A2" office:value-type="string">
            <text:p text:style-name="P27">-</text:p>
          </table:table-cell>
          <table:table-cell table:style-name="Table2.A2" office:value-type="string">
            <text:p text:style-name="P27">-</text:p>
          </table:table-cell>
          <table:table-cell table:style-name="Table2.E5" office:value-type="string">
            <text:p text:style-name="P51">X</text:p>
          </table:table-cell>
          <table:table-cell table:style-name="Table2.E5" office:value-type="string">
            <text:p text:style-name="P60">X</text:p>
          </table:table-cell>
          <table:table-cell table:style-name="Table2.E5" office:value-type="string">
            <text:p text:style-name="P51">X</text:p>
          </table:table-cell>
          <table:table-cell table:style-name="Table2.E5" office:value-type="string">
            <text:p text:style-name="P51">X</text:p>
          </table:table-cell>
          <table:table-cell table:style-name="Table2.I2" office:value-type="string">
            <text:p text:style-name="P46">s3</text:p>
          </table:table-cell>
        </table:table-row>
      </table:table>
      <text:p text:style-name="P77"><text:span text:style-name="T3"/></text:p>
      <text:p text:style-name="P83"><text:span text:style-name="T3">s </text:span><text:span text:style-name="T5">= (s1, s2, s3) = </text:span><text:span text:style-name="T9">101</text:span><text:span text:style-name="T5"> </text:span><text:span text:style-name="T1">⇒ </text:span><text:span text:style-name="T35">ошиб</text:span><text:span text:style-name="T40">ка в бите </text:span><text:span text:style-name="T9">i2</text:span></text:p>
      <text:p text:style-name="P78"><text:span text:style-name="T33">Правильное сообщение: </text:span><text:span text:style-name="T1">0</text:span><text:span text:style-name="T31">0</text:span><text:span text:style-name="T1">01</text:span></text:p>
      <text:h text:style-name="P10" text:outline-level="2"><text:bookmark-start text:name="__RefHeading___Toc2889_3164206125"/><text:span text:style-name="T64">2</text:span>. №<text:span text:style-name="T64">12</text:span><text:bookmark-end text:name="__RefHeading___Toc2889_3164206125"/></text:h>
      <table:table table:name="Table3" table:style-name="Table3" table:template-name="Default Style">
        <table:table-column table:style-name="Table3.A" table:number-columns-repeated="3"/>
        <table:table-column table:style-name="Table3.D"/>
        <table:table-column table:style-name="Table3.A" table:number-columns-repeated="2"/>
        <table:table-column table:style-name="Table3.D"/>
        <table:table-row table:style-name="Table3.1">
          <table:table-cell table:style-name="Table3.A1" office:value-type="string">
            <text:p text:style-name="P68">r1</text:p>
          </table:table-cell>
          <table:table-cell table:style-name="Table3.A1" office:value-type="string">
            <text:p text:style-name="P68">r2</text:p>
          </table:table-cell>
          <table:table-cell table:style-name="Table3.C1" office:value-type="string">
            <text:p text:style-name="P68">i1</text:p>
          </table:table-cell>
          <table:table-cell table:style-name="Table3.A1" office:value-type="string">
            <text:p text:style-name="P68">r3</text:p>
          </table:table-cell>
          <table:table-cell table:style-name="Table3.C1" office:value-type="string">
            <text:p text:style-name="P68">i2</text:p>
          </table:table-cell>
          <table:table-cell table:style-name="Table3.C1" office:value-type="string">
            <text:p text:style-name="P68">i3</text:p>
          </table:table-cell>
          <table:table-cell table:style-name="Table3.G1" office:value-type="string">
            <text:p text:style-name="P68">i4</text:p>
          </table:table-cell>
        </table:table-row>
        <table:table-row table:style-name="Table3.2">
          <table:table-cell table:style-name="Table3.A2" office:value-type="string">
            <text:p text:style-name="P39">1</text:p>
          </table:table-cell>
          <table:table-cell table:style-name="Table3.A2" office:value-type="string">
            <text:p text:style-name="P39">1</text:p>
          </table:table-cell>
          <table:table-cell table:style-name="Table3.C2" office:value-type="string">
            <text:p text:style-name="P39">0</text:p>
          </table:table-cell>
          <table:table-cell table:style-name="Table3.A2" office:value-type="string">
            <text:p text:style-name="P73">0</text:p>
          </table:table-cell>
          <table:table-cell table:style-name="Table3.C2" office:value-type="string">
            <text:p text:style-name="P73">0</text:p>
          </table:table-cell>
          <table:table-cell table:style-name="Table3.C2" office:value-type="string">
            <text:p text:style-name="P39">0</text:p>
          </table:table-cell>
          <table:table-cell table:style-name="Table3.G2" office:value-type="string">
            <text:p text:style-name="P73">0</text:p>
          </table:table-cell>
        </table:table-row>
      </table:table>
      <text:p text:style-name="P84"/>
      <text:p text:style-name="P84"><text:span text:style-name="T3">s1 = r1 </text:span>⊕ <text:span text:style-name="T3">i1 ⊕ i2 ⊕ i4 = 1 ⊕ 0 ⊕</text:span><text:span text:style-name="T36"> </text:span><text:span text:style-name="T37">0</text:span><text:span text:style-name="T36"> </text:span><text:span text:style-name="T3">⊕</text:span><text:span text:style-name="T36"> </text:span><text:span text:style-name="T37">0</text:span><text:span text:style-name="T36"> </text:span><text:span text:style-name="T3">= </text:span><text:span text:style-name="T37">1</text:span></text:p>
      <text:p text:style-name="P84"><text:span text:style-name="T3">s2 = r2 </text:span>⊕ <text:span text:style-name="T3">i1 ⊕ i3 ⊕ i4 = 1 ⊕ 0 ⊕ </text:span><text:span text:style-name="T4">0</text:span><text:span text:style-name="T3"> ⊕</text:span><text:span text:style-name="T36"> </text:span><text:span text:style-name="T37">0</text:span><text:span text:style-name="T36"> </text:span><text:span text:style-name="T3">= </text:span><text:span text:style-name="T37">1</text:span></text:p>
      <text:p text:style-name="P84"><text:span text:style-name="T3">s3 = r3 </text:span>⊕ <text:span text:style-name="T3">i2 ⊕ i3 ⊕ i4 =</text:span><text:span text:style-name="T36"> </text:span><text:span text:style-name="T37">0</text:span><text:span text:style-name="T36"> </text:span><text:span text:style-name="T3">⊕</text:span><text:span text:style-name="T36"> </text:span><text:span text:style-name="T6">0</text:span><text:span text:style-name="T3"> ⊕ </text:span><text:span text:style-name="T4">0</text:span><text:span text:style-name="T3"> ⊕</text:span><text:span text:style-name="T36"> </text:span><text:span text:style-name="T37">0</text:span><text:span text:style-name="T36"> </text:span><text:span text:style-name="T3">= 0</text:span></text:p>
      <table:table table:name="Table4" table:style-name="Table4" table:template-name="Default Style">
        <table:table-column table:style-name="Table4.A" table:number-columns-repeated="8"/>
        <table:table-column table:style-name="Table4.I"/>
        <table:table-row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47">1</text:p>
          </table:table-cell>
          <table:table-cell table:style-name="Table4.A1" office:value-type="string">
            <text:p text:style-name="P47">2</text:p>
          </table:table-cell>
          <table:table-cell table:style-name="Table4.A1" office:value-type="string">
            <text:p text:style-name="P47">3</text:p>
          </table:table-cell>
          <table:table-cell table:style-name="Table4.A1" office:value-type="string">
            <text:p text:style-name="P47">4</text:p>
          </table:table-cell>
          <table:table-cell table:style-name="Table4.A1" office:value-type="string">
            <text:p text:style-name="P47">5</text:p>
          </table:table-cell>
          <table:table-cell table:style-name="Table4.A1" office:value-type="string">
            <text:p text:style-name="P47">6</text:p>
          </table:table-cell>
          <table:table-cell table:style-name="Table4.A1" office:value-type="string">
            <text:p text:style-name="P47">7</text:p>
          </table:table-cell>
          <table:table-cell table:style-name="Table4.I1" office:value-type="string">
            <text:p text:style-name="P28"/>
          </table:table-cell>
        </table:table-row>
        <table:table-row>
          <table:table-cell table:style-name="Table4.A2" office:value-type="string">
            <text:p text:style-name="P47">2<text:span text:style-name="T62">x</text:span></text:p>
          </table:table-cell>
          <table:table-cell table:style-name="Table4.A2" office:value-type="string">
            <text:p text:style-name="P47">r1</text:p>
          </table:table-cell>
          <table:table-cell table:style-name="Table4.A2" office:value-type="string">
            <text:p text:style-name="P47">r2</text:p>
          </table:table-cell>
          <table:table-cell table:style-name="Table4.A2" office:value-type="string">
            <text:p text:style-name="P47">i1</text:p>
          </table:table-cell>
          <table:table-cell table:style-name="Table4.A2" office:value-type="string">
            <text:p text:style-name="P47">r3</text:p>
          </table:table-cell>
          <table:table-cell table:style-name="Table4.A2" office:value-type="string">
            <text:p text:style-name="P47">i2</text:p>
          </table:table-cell>
          <table:table-cell table:style-name="Table4.A2" office:value-type="string">
            <text:p text:style-name="P47">i3</text:p>
          </table:table-cell>
          <table:table-cell table:style-name="Table4.A2" office:value-type="string">
            <text:p text:style-name="P47">i4</text:p>
          </table:table-cell>
          <table:table-cell table:style-name="Table4.I2" office:value-type="string">
            <text:p text:style-name="P47">S</text:p>
          </table:table-cell>
        </table:table-row>
        <table:table-row>
          <table:table-cell table:style-name="Table4.A2" office:value-type="string">
            <text:p text:style-name="P47">1</text:p>
          </table:table-cell>
          <table:table-cell table:style-name="Table4.B3" office:value-type="string">
            <text:p text:style-name="P52">X</text:p>
          </table:table-cell>
          <table:table-cell table:style-name="Table4.A2" office:value-type="string">
            <text:p text:style-name="P28">-</text:p>
          </table:table-cell>
          <table:table-cell table:style-name="Table4.B3" office:value-type="string">
            <text:p text:style-name="P61">X</text:p>
          </table:table-cell>
          <table:table-cell table:style-name="Table4.A2" office:value-type="string">
            <text:p text:style-name="P28">-</text:p>
          </table:table-cell>
          <table:table-cell table:style-name="Table4.B3" office:value-type="string">
            <text:p text:style-name="P52">X</text:p>
          </table:table-cell>
          <table:table-cell table:style-name="Table4.A2" office:value-type="string">
            <text:p text:style-name="P28">-</text:p>
          </table:table-cell>
          <table:table-cell table:style-name="Table4.B3" office:value-type="string">
            <text:p text:style-name="P52">X</text:p>
          </table:table-cell>
          <table:table-cell table:style-name="Table4.I2" office:value-type="string">
            <text:p text:style-name="P47">s1</text:p>
          </table:table-cell>
        </table:table-row>
        <table:table-row>
          <table:table-cell table:style-name="Table4.A2" office:value-type="string">
            <text:p text:style-name="P47">2</text:p>
          </table:table-cell>
          <table:table-cell table:style-name="Table4.A2" office:value-type="string">
            <text:p text:style-name="P28">-</text:p>
          </table:table-cell>
          <table:table-cell table:style-name="Table4.C4" office:value-type="string">
            <text:p text:style-name="P52">X</text:p>
          </table:table-cell>
          <table:table-cell table:style-name="Table4.C4" office:value-type="string">
            <text:p text:style-name="P61">X</text:p>
          </table:table-cell>
          <table:table-cell table:style-name="Table4.A2" office:value-type="string">
            <text:p text:style-name="P28">-</text:p>
          </table:table-cell>
          <table:table-cell table:style-name="Table4.A2" office:value-type="string">
            <text:p text:style-name="P28">-</text:p>
          </table:table-cell>
          <table:table-cell table:style-name="Table4.C4" office:value-type="string">
            <text:p text:style-name="P52">X</text:p>
          </table:table-cell>
          <table:table-cell table:style-name="Table4.C4" office:value-type="string">
            <text:p text:style-name="P52">X</text:p>
          </table:table-cell>
          <table:table-cell table:style-name="Table4.I2" office:value-type="string">
            <text:p text:style-name="P47">s2</text:p>
          </table:table-cell>
        </table:table-row>
        <table:table-row>
          <table:table-cell table:style-name="Table4.A2" office:value-type="string">
            <text:p text:style-name="P47">4</text:p>
          </table:table-cell>
          <table:table-cell table:style-name="Table4.A2" office:value-type="string">
            <text:p text:style-name="P28">-</text:p>
          </table:table-cell>
          <table:table-cell table:style-name="Table4.A2" office:value-type="string">
            <text:p text:style-name="P28">-</text:p>
          </table:table-cell>
          <table:table-cell table:style-name="Table4.D5" office:value-type="string">
            <text:p text:style-name="P33">-</text:p>
          </table:table-cell>
          <table:table-cell table:style-name="Table4.E5" office:value-type="string">
            <text:p text:style-name="P52">X</text:p>
          </table:table-cell>
          <table:table-cell table:style-name="Table4.E5" office:value-type="string">
            <text:p text:style-name="P52">X</text:p>
          </table:table-cell>
          <table:table-cell table:style-name="Table4.E5" office:value-type="string">
            <text:p text:style-name="P52">X</text:p>
          </table:table-cell>
          <table:table-cell table:style-name="Table4.E5" office:value-type="string">
            <text:p text:style-name="P52">X</text:p>
          </table:table-cell>
          <table:table-cell table:style-name="Table4.I2" office:value-type="string">
            <text:p text:style-name="P47">s3</text:p>
          </table:table-cell>
        </table:table-row>
      </table:table>
      <text:p text:style-name="P84"><text:span text:style-name="T3"/></text:p>
      <text:p text:style-name="P84"><text:span text:style-name="T3">s </text:span><text:span text:style-name="T5">= (s1, s2, s3) = </text:span><text:span text:style-name="T38">11</text:span><text:span text:style-name="T5">0 </text:span><text:span text:style-name="T1">⇒ </text:span><text:span text:style-name="T39">ошибка в бите </text:span><text:span text:style-name="T7">i1</text:span></text:p>
      <text:p text:style-name="P79"><text:span text:style-name="T33">Правильное сообщение: </text:span><text:span text:style-name="T30">1</text:span><text:span text:style-name="T7">000</text:span></text:p>
      <text:h text:style-name="P11" text:outline-level="2"><text:bookmark-start text:name="__RefHeading___Toc2891_3164206125"/><text:span text:style-name="T8">3</text:span>. №<text:span text:style-name="T8">54</text:span><text:bookmark-end text:name="__RefHeading___Toc2891_3164206125"/></text:h>
      <table:table table:name="Table5" table:style-name="Table5" table:template-name="Default Style">
        <table:table-column table:style-name="Table5.A" table:number-columns-repeated="3"/>
        <table:table-column table:style-name="Table5.D"/>
        <table:table-column table:style-name="Table5.A" table:number-columns-repeated="2"/>
        <table:table-column table:style-name="Table5.D"/>
        <table:table-row table:style-name="Table5.1">
          <table:table-cell table:style-name="Table5.A1" office:value-type="string">
            <text:p text:style-name="P69">r1</text:p>
          </table:table-cell>
          <table:table-cell table:style-name="Table5.A1" office:value-type="string">
            <text:p text:style-name="P69">r2</text:p>
          </table:table-cell>
          <table:table-cell table:style-name="Table5.C1" office:value-type="string">
            <text:p text:style-name="P69">i1</text:p>
          </table:table-cell>
          <table:table-cell table:style-name="Table5.A1" office:value-type="string">
            <text:p text:style-name="P69">r3</text:p>
          </table:table-cell>
          <table:table-cell table:style-name="Table5.C1" office:value-type="string">
            <text:p text:style-name="P69">i2</text:p>
          </table:table-cell>
          <table:table-cell table:style-name="Table5.C1" office:value-type="string">
            <text:p text:style-name="P69">i3</text:p>
          </table:table-cell>
          <table:table-cell table:style-name="Table5.G1" office:value-type="string">
            <text:p text:style-name="P69">i4</text:p>
          </table:table-cell>
        </table:table-row>
        <table:table-row table:style-name="Table5.2">
          <table:table-cell table:style-name="Table5.A2" office:value-type="string">
            <text:p text:style-name="P40">1</text:p>
          </table:table-cell>
          <table:table-cell table:style-name="Table5.A2" office:value-type="string">
            <text:p text:style-name="P40">1</text:p>
          </table:table-cell>
          <table:table-cell table:style-name="Table5.C2" office:value-type="string">
            <text:p text:style-name="P40">0</text:p>
          </table:table-cell>
          <table:table-cell table:style-name="Table5.A2" office:value-type="string">
            <text:p text:style-name="P42">1</text:p>
          </table:table-cell>
          <table:table-cell table:style-name="Table5.C2" office:value-type="string">
            <text:p text:style-name="P74">0</text:p>
          </table:table-cell>
          <table:table-cell table:style-name="Table5.C2" office:value-type="string">
            <text:p text:style-name="P42">1</text:p>
          </table:table-cell>
          <table:table-cell table:style-name="Table5.G2" office:value-type="string">
            <text:p text:style-name="P42">1</text:p>
          </table:table-cell>
        </table:table-row>
      </table:table>
      <text:p text:style-name="P85"/>
      <text:p text:style-name="P85"><text:span text:style-name="T3">s1 = r1 </text:span>⊕ <text:span text:style-name="T3">i1 ⊕ i2 ⊕ i4 = 1 ⊕ 0 ⊕</text:span><text:span text:style-name="T36"> </text:span><text:span text:style-name="T37">0</text:span><text:span text:style-name="T36"> </text:span><text:span text:style-name="T3">⊕ </text:span><text:span text:style-name="T40">1</text:span><text:span text:style-name="T3"> = </text:span><text:span text:style-name="T9">0</text:span></text:p>
      <text:p text:style-name="P85"><text:span text:style-name="T3">s2 = r2 </text:span>⊕ <text:span text:style-name="T3">i1 ⊕ i3 ⊕ i4 = 1 ⊕ 0 ⊕ </text:span><text:span text:style-name="T10">1</text:span><text:span text:style-name="T3"> ⊕ </text:span><text:span text:style-name="T41">1</text:span><text:span text:style-name="T3"> = </text:span><text:span text:style-name="T37">1</text:span></text:p>
      <text:p text:style-name="P85"><text:span text:style-name="T3">s3 = r3 </text:span>⊕ <text:span text:style-name="T3">i2 ⊕ i3 ⊕ i4 = </text:span><text:span text:style-name="T41">1</text:span><text:span text:style-name="T3"> ⊕</text:span><text:span text:style-name="T36"> </text:span><text:span text:style-name="T6">0</text:span><text:span text:style-name="T3"> ⊕ </text:span><text:span text:style-name="T10">1</text:span><text:span text:style-name="T3"> ⊕</text:span><text:span text:style-name="T36"> </text:span><text:span text:style-name="T41">1</text:span><text:span text:style-name="T3"> = </text:span><text:span text:style-name="T10">1</text:span></text:p>
      <table:table table:name="Table6" table:style-name="Table6" table:template-name="Default Style">
        <table:table-column table:style-name="Table6.A" table:number-columns-repeated="8"/>
        <table:table-column table:style-name="Table6.I"/>
        <table:table-row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48">1</text:p>
          </table:table-cell>
          <table:table-cell table:style-name="Table6.A1" office:value-type="string">
            <text:p text:style-name="P48">2</text:p>
          </table:table-cell>
          <table:table-cell table:style-name="Table6.A1" office:value-type="string">
            <text:p text:style-name="P48">3</text:p>
          </table:table-cell>
          <table:table-cell table:style-name="Table6.A1" office:value-type="string">
            <text:p text:style-name="P48">4</text:p>
          </table:table-cell>
          <table:table-cell table:style-name="Table6.A1" office:value-type="string">
            <text:p text:style-name="P48">5</text:p>
          </table:table-cell>
          <table:table-cell table:style-name="Table6.A1" office:value-type="string">
            <text:p text:style-name="P48">6</text:p>
          </table:table-cell>
          <table:table-cell table:style-name="Table6.A1" office:value-type="string">
            <text:p text:style-name="P48">7</text:p>
          </table:table-cell>
          <table:table-cell table:style-name="Table6.I1" office:value-type="string">
            <text:p text:style-name="P29"/>
          </table:table-cell>
        </table:table-row>
        <table:table-row>
          <table:table-cell table:style-name="Table6.A2" office:value-type="string">
            <text:p text:style-name="P48">2<text:span text:style-name="T62">x</text:span></text:p>
          </table:table-cell>
          <table:table-cell table:style-name="Table6.A2" office:value-type="string">
            <text:p text:style-name="P48">r1</text:p>
          </table:table-cell>
          <table:table-cell table:style-name="Table6.A2" office:value-type="string">
            <text:p text:style-name="P48">r2</text:p>
          </table:table-cell>
          <table:table-cell table:style-name="Table6.A2" office:value-type="string">
            <text:p text:style-name="P48">i1</text:p>
          </table:table-cell>
          <table:table-cell table:style-name="Table6.A2" office:value-type="string">
            <text:p text:style-name="P48">r3</text:p>
          </table:table-cell>
          <table:table-cell table:style-name="Table6.A2" office:value-type="string">
            <text:p text:style-name="P48">i2</text:p>
          </table:table-cell>
          <table:table-cell table:style-name="Table6.A2" office:value-type="string">
            <text:p text:style-name="P48">i3</text:p>
          </table:table-cell>
          <table:table-cell table:style-name="Table6.A2" office:value-type="string">
            <text:p text:style-name="P48">i4</text:p>
          </table:table-cell>
          <table:table-cell table:style-name="Table6.I2" office:value-type="string">
            <text:p text:style-name="P48">S</text:p>
          </table:table-cell>
        </table:table-row>
        <table:table-row>
          <table:table-cell table:style-name="Table6.A2" office:value-type="string">
            <text:p text:style-name="P48">1</text:p>
          </table:table-cell>
          <table:table-cell table:style-name="Table6.B3" office:value-type="string">
            <text:p text:style-name="P53">X</text:p>
          </table:table-cell>
          <table:table-cell table:style-name="Table6.A2" office:value-type="string">
            <text:p text:style-name="P29">-</text:p>
          </table:table-cell>
          <table:table-cell table:style-name="Table6.B3" office:value-type="string">
            <text:p text:style-name="P53">X</text:p>
          </table:table-cell>
          <table:table-cell table:style-name="Table6.A2" office:value-type="string">
            <text:p text:style-name="P29">-</text:p>
          </table:table-cell>
          <table:table-cell table:style-name="Table6.B3" office:value-type="string">
            <text:p text:style-name="P53">X</text:p>
          </table:table-cell>
          <table:table-cell table:style-name="Table6.G3" office:value-type="string">
            <text:p text:style-name="P34">-</text:p>
          </table:table-cell>
          <table:table-cell table:style-name="Table6.B3" office:value-type="string">
            <text:p text:style-name="P53">X</text:p>
          </table:table-cell>
          <table:table-cell table:style-name="Table6.I2" office:value-type="string">
            <text:p text:style-name="P48">s1</text:p>
          </table:table-cell>
        </table:table-row>
        <table:table-row>
          <table:table-cell table:style-name="Table6.A2" office:value-type="string">
            <text:p text:style-name="P48">2</text:p>
          </table:table-cell>
          <table:table-cell table:style-name="Table6.A2" office:value-type="string">
            <text:p text:style-name="P29">-</text:p>
          </table:table-cell>
          <table:table-cell table:style-name="Table6.C4" office:value-type="string">
            <text:p text:style-name="P53">X</text:p>
          </table:table-cell>
          <table:table-cell table:style-name="Table6.C4" office:value-type="string">
            <text:p text:style-name="P53">X</text:p>
          </table:table-cell>
          <table:table-cell table:style-name="Table6.A2" office:value-type="string">
            <text:p text:style-name="P29">-</text:p>
          </table:table-cell>
          <table:table-cell table:style-name="Table6.A2" office:value-type="string">
            <text:p text:style-name="P29">-</text:p>
          </table:table-cell>
          <table:table-cell table:style-name="Table6.C4" office:value-type="string">
            <text:p text:style-name="P62">X</text:p>
          </table:table-cell>
          <table:table-cell table:style-name="Table6.C4" office:value-type="string">
            <text:p text:style-name="P53">X</text:p>
          </table:table-cell>
          <table:table-cell table:style-name="Table6.I2" office:value-type="string">
            <text:p text:style-name="P48">s2</text:p>
          </table:table-cell>
        </table:table-row>
        <text:soft-page-break/>
        <table:table-row>
          <table:table-cell table:style-name="Table6.A2" office:value-type="string">
            <text:p text:style-name="P48">4</text:p>
          </table:table-cell>
          <table:table-cell table:style-name="Table6.A2" office:value-type="string">
            <text:p text:style-name="P29">-</text:p>
          </table:table-cell>
          <table:table-cell table:style-name="Table6.A2" office:value-type="string">
            <text:p text:style-name="P29">-</text:p>
          </table:table-cell>
          <table:table-cell table:style-name="Table6.A2" office:value-type="string">
            <text:p text:style-name="P29">-</text:p>
          </table:table-cell>
          <table:table-cell table:style-name="Table6.E5" office:value-type="string">
            <text:p text:style-name="P53">X</text:p>
          </table:table-cell>
          <table:table-cell table:style-name="Table6.E5" office:value-type="string">
            <text:p text:style-name="P53">X</text:p>
          </table:table-cell>
          <table:table-cell table:style-name="Table6.E5" office:value-type="string">
            <text:p text:style-name="P62">X</text:p>
          </table:table-cell>
          <table:table-cell table:style-name="Table6.E5" office:value-type="string">
            <text:p text:style-name="P53">X</text:p>
          </table:table-cell>
          <table:table-cell table:style-name="Table6.I2" office:value-type="string">
            <text:p text:style-name="P48">s3</text:p>
          </table:table-cell>
        </table:table-row>
      </table:table>
      <text:p text:style-name="P85"><text:span text:style-name="T3"/></text:p>
      <text:p text:style-name="P85"><text:span text:style-name="T3">s </text:span><text:span text:style-name="T5">= (s1, s2, s3) = </text:span><text:span text:style-name="T10">011</text:span><text:span text:style-name="T5"> </text:span><text:span text:style-name="T1">⇒ </text:span><text:span text:style-name="T39">ошибка в бите </text:span><text:span text:style-name="T7">i</text:span><text:span text:style-name="T10">3</text:span></text:p>
      <text:p text:style-name="P80"><text:span text:style-name="T39">Правильное сообщение: </text:span><text:span text:style-name="T10">00</text:span><text:span text:style-name="T29">0</text:span><text:span text:style-name="T10">1</text:span></text:p>
      <text:h text:style-name="P12" text:outline-level="2"><text:bookmark-start text:name="__RefHeading___Toc2893_3164206125"/><text:span text:style-name="T11">4</text:span>. №<text:span text:style-name="T11">94</text:span><text:bookmark-end text:name="__RefHeading___Toc2893_3164206125"/></text:h>
      <table:table table:name="Table7" table:style-name="Table7" table:template-name="Default Style">
        <table:table-column table:style-name="Table7.A" table:number-columns-repeated="3"/>
        <table:table-column table:style-name="Table7.D"/>
        <table:table-column table:style-name="Table7.A" table:number-columns-repeated="2"/>
        <table:table-column table:style-name="Table7.D"/>
        <table:table-row table:style-name="Table7.1">
          <table:table-cell table:style-name="Table7.A1" office:value-type="string">
            <text:p text:style-name="P70">r1</text:p>
          </table:table-cell>
          <table:table-cell table:style-name="Table7.A1" office:value-type="string">
            <text:p text:style-name="P70">r2</text:p>
          </table:table-cell>
          <table:table-cell table:style-name="Table7.C1" office:value-type="string">
            <text:p text:style-name="P70">i1</text:p>
          </table:table-cell>
          <table:table-cell table:style-name="Table7.A1" office:value-type="string">
            <text:p text:style-name="P70">r3</text:p>
          </table:table-cell>
          <table:table-cell table:style-name="Table7.C1" office:value-type="string">
            <text:p text:style-name="P70">i2</text:p>
          </table:table-cell>
          <table:table-cell table:style-name="Table7.C1" office:value-type="string">
            <text:p text:style-name="P70">i3</text:p>
          </table:table-cell>
          <table:table-cell table:style-name="Table7.G1" office:value-type="string">
            <text:p text:style-name="P70">i4</text:p>
          </table:table-cell>
        </table:table-row>
        <table:table-row table:style-name="Table7.2">
          <table:table-cell table:style-name="Table7.A2" office:value-type="string">
            <text:p text:style-name="P41">1</text:p>
          </table:table-cell>
          <table:table-cell table:style-name="Table7.A2" office:value-type="string">
            <text:p text:style-name="P44">0</text:p>
          </table:table-cell>
          <table:table-cell table:style-name="Table7.C2" office:value-type="string">
            <text:p text:style-name="P44">1</text:p>
          </table:table-cell>
          <table:table-cell table:style-name="Table7.A2" office:value-type="string">
            <text:p text:style-name="P44">0</text:p>
          </table:table-cell>
          <table:table-cell table:style-name="Table7.C2" office:value-type="string">
            <text:p text:style-name="P44">1</text:p>
          </table:table-cell>
          <table:table-cell table:style-name="Table7.C2" office:value-type="string">
            <text:p text:style-name="P43">1</text:p>
          </table:table-cell>
          <table:table-cell table:style-name="Table7.G2" office:value-type="string">
            <text:p text:style-name="P44">0</text:p>
          </table:table-cell>
        </table:table-row>
      </table:table>
      <text:p text:style-name="P86"/>
      <text:p text:style-name="P86"><text:span text:style-name="T3">s1 = r1 </text:span>⊕ <text:span text:style-name="T3">i1 ⊕ i2 ⊕ i4 = 1 ⊕ </text:span><text:span text:style-name="T12">1</text:span><text:span text:style-name="T3"> ⊕ </text:span><text:span text:style-name="T42">1</text:span><text:span text:style-name="T36"> </text:span><text:span text:style-name="T3">⊕ </text:span><text:span text:style-name="T42">0</text:span><text:span text:style-name="T3"> = </text:span><text:span text:style-name="T12">1</text:span></text:p>
      <text:p text:style-name="P86"><text:span text:style-name="T3">s2 = r2 </text:span>⊕ <text:span text:style-name="T3">i1 ⊕ i3 ⊕ i4 = </text:span><text:span text:style-name="T12">0</text:span><text:span text:style-name="T3"> ⊕ </text:span><text:span text:style-name="T12">1</text:span><text:span text:style-name="T3"> ⊕ </text:span><text:span text:style-name="T10">1</text:span><text:span text:style-name="T3"> ⊕ </text:span><text:span text:style-name="T42">0</text:span><text:span text:style-name="T3"> = </text:span><text:span text:style-name="T12">0</text:span></text:p>
      <text:p text:style-name="P86"><text:span text:style-name="T3">s3 = r3 </text:span>⊕ <text:span text:style-name="T3">i2 ⊕ i3 ⊕ i4 = </text:span><text:span text:style-name="T12">0</text:span><text:span text:style-name="T3"> ⊕</text:span><text:span text:style-name="T36"> </text:span><text:span text:style-name="T12">1</text:span><text:span text:style-name="T3"> ⊕ </text:span><text:span text:style-name="T10">1</text:span><text:span text:style-name="T3"> ⊕ </text:span><text:span text:style-name="T42">0</text:span><text:span text:style-name="T3"> = </text:span><text:span text:style-name="T12">0</text:span></text:p>
      <table:table table:name="Table8" table:style-name="Table8" table:template-name="Default Style">
        <table:table-column table:style-name="Table8.A" table:number-columns-repeated="8"/>
        <table:table-column table:style-name="Table8.I"/>
        <table:table-row>
          <table:table-cell table:style-name="Table8.A1" office:value-type="string">
            <text:p text:style-name="P30"/>
          </table:table-cell>
          <table:table-cell table:style-name="Table8.A1" office:value-type="string">
            <text:p text:style-name="P49">1</text:p>
          </table:table-cell>
          <table:table-cell table:style-name="Table8.A1" office:value-type="string">
            <text:p text:style-name="P49">2</text:p>
          </table:table-cell>
          <table:table-cell table:style-name="Table8.A1" office:value-type="string">
            <text:p text:style-name="P49">3</text:p>
          </table:table-cell>
          <table:table-cell table:style-name="Table8.A1" office:value-type="string">
            <text:p text:style-name="P49">4</text:p>
          </table:table-cell>
          <table:table-cell table:style-name="Table8.A1" office:value-type="string">
            <text:p text:style-name="P49">5</text:p>
          </table:table-cell>
          <table:table-cell table:style-name="Table8.A1" office:value-type="string">
            <text:p text:style-name="P49">6</text:p>
          </table:table-cell>
          <table:table-cell table:style-name="Table8.A1" office:value-type="string">
            <text:p text:style-name="P49">7</text:p>
          </table:table-cell>
          <table:table-cell table:style-name="Table8.I1" office:value-type="string">
            <text:p text:style-name="P30"/>
          </table:table-cell>
        </table:table-row>
        <table:table-row>
          <table:table-cell table:style-name="Table8.A2" office:value-type="string">
            <text:p text:style-name="P49">2<text:span text:style-name="T62">x</text:span></text:p>
          </table:table-cell>
          <table:table-cell table:style-name="Table8.A2" office:value-type="string">
            <text:p text:style-name="P49">r1</text:p>
          </table:table-cell>
          <table:table-cell table:style-name="Table8.A2" office:value-type="string">
            <text:p text:style-name="P49">r2</text:p>
          </table:table-cell>
          <table:table-cell table:style-name="Table8.A2" office:value-type="string">
            <text:p text:style-name="P49">i1</text:p>
          </table:table-cell>
          <table:table-cell table:style-name="Table8.A2" office:value-type="string">
            <text:p text:style-name="P49">r3</text:p>
          </table:table-cell>
          <table:table-cell table:style-name="Table8.A2" office:value-type="string">
            <text:p text:style-name="P49">i2</text:p>
          </table:table-cell>
          <table:table-cell table:style-name="Table8.A2" office:value-type="string">
            <text:p text:style-name="P49">i3</text:p>
          </table:table-cell>
          <table:table-cell table:style-name="Table8.A2" office:value-type="string">
            <text:p text:style-name="P49">i4</text:p>
          </table:table-cell>
          <table:table-cell table:style-name="Table8.I2" office:value-type="string">
            <text:p text:style-name="P49">S</text:p>
          </table:table-cell>
        </table:table-row>
        <table:table-row>
          <table:table-cell table:style-name="Table8.A2" office:value-type="string">
            <text:p text:style-name="P49">1</text:p>
          </table:table-cell>
          <table:table-cell table:style-name="Table8.B3" office:value-type="string">
            <text:p text:style-name="P63">X</text:p>
          </table:table-cell>
          <table:table-cell table:style-name="Table8.A2" office:value-type="string">
            <text:p text:style-name="P30">-</text:p>
          </table:table-cell>
          <table:table-cell table:style-name="Table8.B3" office:value-type="string">
            <text:p text:style-name="P54">X</text:p>
          </table:table-cell>
          <table:table-cell table:style-name="Table8.A2" office:value-type="string">
            <text:p text:style-name="P30">-</text:p>
          </table:table-cell>
          <table:table-cell table:style-name="Table8.B3" office:value-type="string">
            <text:p text:style-name="P54">X</text:p>
          </table:table-cell>
          <table:table-cell table:style-name="Table8.G3" office:value-type="string">
            <text:p text:style-name="P30">-</text:p>
          </table:table-cell>
          <table:table-cell table:style-name="Table8.B3" office:value-type="string">
            <text:p text:style-name="P54">X</text:p>
          </table:table-cell>
          <table:table-cell table:style-name="Table8.I2" office:value-type="string">
            <text:p text:style-name="P49">s1</text:p>
          </table:table-cell>
        </table:table-row>
        <table:table-row>
          <table:table-cell table:style-name="Table8.A2" office:value-type="string">
            <text:p text:style-name="P49">2</text:p>
          </table:table-cell>
          <table:table-cell table:style-name="Table8.G3" office:value-type="string">
            <text:p text:style-name="P35">-</text:p>
          </table:table-cell>
          <table:table-cell table:style-name="Table8.C4" office:value-type="string">
            <text:p text:style-name="P54">X</text:p>
          </table:table-cell>
          <table:table-cell table:style-name="Table8.C4" office:value-type="string">
            <text:p text:style-name="P54">X</text:p>
          </table:table-cell>
          <table:table-cell table:style-name="Table8.A2" office:value-type="string">
            <text:p text:style-name="P30">-</text:p>
          </table:table-cell>
          <table:table-cell table:style-name="Table8.A2" office:value-type="string">
            <text:p text:style-name="P30">-</text:p>
          </table:table-cell>
          <table:table-cell table:style-name="Table8.C4" office:value-type="string">
            <text:p text:style-name="P54">X</text:p>
          </table:table-cell>
          <table:table-cell table:style-name="Table8.C4" office:value-type="string">
            <text:p text:style-name="P54">X</text:p>
          </table:table-cell>
          <table:table-cell table:style-name="Table8.I2" office:value-type="string">
            <text:p text:style-name="P49">s2</text:p>
          </table:table-cell>
        </table:table-row>
        <table:table-row>
          <table:table-cell table:style-name="Table8.A2" office:value-type="string">
            <text:p text:style-name="P49">4</text:p>
          </table:table-cell>
          <table:table-cell table:style-name="Table8.G3" office:value-type="string">
            <text:p text:style-name="P35">-</text:p>
          </table:table-cell>
          <table:table-cell table:style-name="Table8.A2" office:value-type="string">
            <text:p text:style-name="P30">-</text:p>
          </table:table-cell>
          <table:table-cell table:style-name="Table8.A2" office:value-type="string">
            <text:p text:style-name="P30">-</text:p>
          </table:table-cell>
          <table:table-cell table:style-name="Table8.E5" office:value-type="string">
            <text:p text:style-name="P54">X</text:p>
          </table:table-cell>
          <table:table-cell table:style-name="Table8.E5" office:value-type="string">
            <text:p text:style-name="P54">X</text:p>
          </table:table-cell>
          <table:table-cell table:style-name="Table8.E5" office:value-type="string">
            <text:p text:style-name="P54">X</text:p>
          </table:table-cell>
          <table:table-cell table:style-name="Table8.E5" office:value-type="string">
            <text:p text:style-name="P54">X</text:p>
          </table:table-cell>
          <table:table-cell table:style-name="Table8.I2" office:value-type="string">
            <text:p text:style-name="P49">s3</text:p>
          </table:table-cell>
        </table:table-row>
      </table:table>
      <text:p text:style-name="P86"><text:span text:style-name="T3"/></text:p>
      <text:p text:style-name="P86"><text:span text:style-name="T3">s </text:span><text:span text:style-name="T5">= (s1, s2, s3) = </text:span><text:span text:style-name="T12">100</text:span><text:span text:style-name="T5"> </text:span><text:span text:style-name="T1">⇒ </text:span><text:span text:style-name="T39">ошибка в бите </text:span><text:span text:style-name="T12">r1</text:span></text:p>
      <text:p text:style-name="P81"><text:span text:style-name="T39">Правильное сообщение: </text:span><text:span text:style-name="T28">1110</text:span></text:p>
      <text:h text:style-name="P13" text:outline-level="2"><text:bookmark-start text:name="__RefHeading___Toc2895_3164206125"/><text:span text:style-name="T13">5</text:span>. №<text:span text:style-name="T11">9</text:span><text:span text:style-name="T13">6</text:span><text:bookmark-end text:name="__RefHeading___Toc2895_3164206125"/></text:h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column table:style-name="Table9.D" table:number-columns-repeated="3"/>
        <table:table-column table:style-name="Table9.B" table:number-columns-repeated="2"/>
        <table:table-column table:style-name="Table9.D" table:number-columns-repeated="2"/>
        <table:table-column table:style-name="Table9.K" table:number-columns-repeated="3"/>
        <table:table-column table:style-name="Table9.B"/>
        <table:table-column table:style-name="Table9.O"/>
        <table:table-row table:style-name="Table9.1">
          <table:table-cell table:style-name="Table9.A1" office:value-type="string">
            <text:p text:style-name="P71">r1</text:p>
          </table:table-cell>
          <table:table-cell table:style-name="Table9.A1" office:value-type="string">
            <text:p text:style-name="P71">r2</text:p>
          </table:table-cell>
          <table:table-cell table:style-name="Table9.C1" office:value-type="string">
            <text:p text:style-name="P71">i1</text:p>
          </table:table-cell>
          <table:table-cell table:style-name="Table9.A1" office:value-type="string">
            <text:p text:style-name="P71">r3</text:p>
          </table:table-cell>
          <table:table-cell table:style-name="Table9.C1" office:value-type="string">
            <text:p text:style-name="P71">i2</text:p>
          </table:table-cell>
          <table:table-cell table:style-name="Table9.C1" office:value-type="string">
            <text:p text:style-name="P71">i3</text:p>
          </table:table-cell>
          <table:table-cell table:style-name="Table9.C1" office:value-type="string">
            <text:p text:style-name="P71">i4</text:p>
          </table:table-cell>
          <table:table-cell table:style-name="Table9.A1" office:value-type="string">
            <text:p text:style-name="P72">r4</text:p>
          </table:table-cell>
          <table:table-cell table:style-name="Table9.C1" office:value-type="string">
            <text:p text:style-name="P72">i5</text:p>
          </table:table-cell>
          <table:table-cell table:style-name="Table9.C1" office:value-type="string">
            <text:p text:style-name="P72">i6</text:p>
          </table:table-cell>
          <table:table-cell table:style-name="Table9.C1" office:value-type="string">
            <text:p text:style-name="P72">i7</text:p>
          </table:table-cell>
          <table:table-cell table:style-name="Table9.C1" office:value-type="string">
            <text:p text:style-name="P72">i8</text:p>
          </table:table-cell>
          <table:table-cell table:style-name="Table9.C1" office:value-type="string">
            <text:p text:style-name="P72">i9</text:p>
          </table:table-cell>
          <table:table-cell table:style-name="Table9.C1" office:value-type="string">
            <text:p text:style-name="P72">i10</text:p>
          </table:table-cell>
          <table:table-cell table:style-name="Table9.O1" office:value-type="string">
            <text:p text:style-name="P72">i11</text:p>
          </table:table-cell>
        </table:table-row>
        <table:table-row table:style-name="Table9.2">
          <table:table-cell table:style-name="Table9.A2" office:value-type="string">
            <text:p text:style-name="P45">0</text:p>
          </table:table-cell>
          <table:table-cell table:style-name="Table9.A2" office:value-type="string">
            <text:p text:style-name="P45">0</text:p>
          </table:table-cell>
          <table:table-cell table:style-name="Table9.C2" office:value-type="string">
            <text:p text:style-name="P45">0</text:p>
          </table:table-cell>
          <table:table-cell table:style-name="Table9.A2" office:value-type="string">
            <text:p text:style-name="P45">1</text:p>
          </table:table-cell>
          <table:table-cell table:style-name="Table9.C2" office:value-type="string">
            <text:p text:style-name="P45">1</text:p>
          </table:table-cell>
          <table:table-cell table:style-name="Table9.C2" office:value-type="string">
            <text:p text:style-name="P45">1</text:p>
          </table:table-cell>
          <table:table-cell table:style-name="Table9.C2" office:value-type="string">
            <text:p text:style-name="P45">0</text:p>
          </table:table-cell>
          <table:table-cell table:style-name="Table9.A2" office:value-type="string">
            <text:p text:style-name="P45">0</text:p>
          </table:table-cell>
          <table:table-cell table:style-name="Table9.C2" office:value-type="string">
            <text:p text:style-name="P45">0</text:p>
          </table:table-cell>
          <table:table-cell table:style-name="Table9.C2" office:value-type="string">
            <text:p text:style-name="P45">0</text:p>
          </table:table-cell>
          <table:table-cell table:style-name="Table9.C2" office:value-type="string">
            <text:p text:style-name="P45">0</text:p>
          </table:table-cell>
          <table:table-cell table:style-name="Table9.C2" office:value-type="string">
            <text:p text:style-name="P45">0</text:p>
          </table:table-cell>
          <table:table-cell table:style-name="Table9.C2" office:value-type="string">
            <text:p text:style-name="P45">1</text:p>
          </table:table-cell>
          <table:table-cell table:style-name="Table9.C2" office:value-type="string">
            <text:p text:style-name="P45">1</text:p>
          </table:table-cell>
          <table:table-cell table:style-name="Table9.O2" office:value-type="string">
            <text:p text:style-name="P45">0</text:p>
          </table:table-cell>
        </table:table-row>
      </table:table>
      <text:p text:style-name="P87"/>
      <text:p text:style-name="P88"><text:span text:style-name="T3">s1 = r1 </text:span>⊕ <text:span text:style-name="T3">i1 ⊕ i2 ⊕ i4 ⊕ </text:span><text:span text:style-name="T14">i5 ⊕ i7 ⊕ i9 ⊕ i11 </text:span><text:span text:style-name="T3">= </text:span><text:span text:style-name="T14">0 ⊕ 0 ⊕ 1 ⊕ 0 ⊕ 0 ⊕ 0 ⊕ 1 ⊕ 0 = 0</text:span></text:p>
      <text:p text:style-name="P88"><text:span text:style-name="T3">s</text:span><text:span text:style-name="T14">2</text:span><text:span text:style-name="T3"> = r</text:span><text:span text:style-name="T15">2</text:span><text:span text:style-name="T3"> </text:span><text:span text:style-name="T14">⊕ </text:span><text:span text:style-name="T3">i1 ⊕ i</text:span><text:span text:style-name="T17">3</text:span><text:span text:style-name="T3"> ⊕ i4 ⊕ </text:span><text:span text:style-name="T14">i</text:span><text:span text:style-name="T19">6</text:span><text:span text:style-name="T14"> ⊕ i7 ⊕ i</text:span><text:span text:style-name="T21">10</text:span><text:span text:style-name="T14"> ⊕ i11 </text:span><text:span text:style-name="T3">= </text:span><text:span text:style-name="T14">0 ⊕ 0 ⊕ 1 ⊕ 0 ⊕ 0 ⊕ 0 ⊕ 1 ⊕ 0 = 0</text:span></text:p>
      <text:p text:style-name="P88"><text:span text:style-name="T3">s</text:span><text:span text:style-name="T14">3</text:span><text:span text:style-name="T3"> = r</text:span><text:span text:style-name="T15">3</text:span><text:span text:style-name="T3"> </text:span><text:span text:style-name="T14">⊕ </text:span><text:span text:style-name="T3">i</text:span><text:span text:style-name="T17">2</text:span><text:span text:style-name="T3"> ⊕ i</text:span><text:span text:style-name="T17">3</text:span><text:span text:style-name="T3"> ⊕ i4 ⊕ </text:span><text:span text:style-name="T14">i</text:span><text:span text:style-name="T19">8</text:span><text:span text:style-name="T14"> ⊕ i</text:span><text:span text:style-name="T20">9</text:span><text:span text:style-name="T14"> ⊕ i</text:span><text:span text:style-name="T21">10</text:span><text:span text:style-name="T14"> ⊕ i11 </text:span><text:span text:style-name="T3">= </text:span><text:span text:style-name="T22">1</text:span><text:span text:style-name="T14"> ⊕ </text:span><text:span text:style-name="T22">1</text:span><text:span text:style-name="T14"> ⊕ 1 ⊕ 0 ⊕ 0 ⊕ </text:span><text:span text:style-name="T22">1</text:span><text:span text:style-name="T14"> ⊕ 1 ⊕ 0 = </text:span><text:span text:style-name="T23">1</text:span></text:p>
      <text:p text:style-name="P89"><text:span text:style-name="T3">s</text:span><text:span text:style-name="T16">4</text:span><text:span text:style-name="T3"> = r</text:span><text:span text:style-name="T16">4</text:span><text:span text:style-name="T3"> </text:span><text:span text:style-name="T14">⊕ </text:span><text:span text:style-name="T3">i</text:span><text:span text:style-name="T17">5</text:span><text:span text:style-name="T3"> ⊕ i</text:span><text:span text:style-name="T17">6</text:span><text:span text:style-name="T3"> ⊕ i</text:span><text:span text:style-name="T18">7</text:span><text:span text:style-name="T3"> ⊕ </text:span><text:span text:style-name="T14">i</text:span><text:span text:style-name="T19">8</text:span><text:span text:style-name="T14"> ⊕ i</text:span><text:span text:style-name="T20">9</text:span><text:span text:style-name="T14"> ⊕ i</text:span><text:span text:style-name="T21">10</text:span><text:span text:style-name="T14"> ⊕ i11 </text:span><text:span text:style-name="T3">= </text:span><text:span text:style-name="T14">0 ⊕ 0 ⊕ </text:span><text:span text:style-name="T24">0</text:span><text:span text:style-name="T14"> ⊕ 0 ⊕ 0 ⊕ </text:span><text:span text:style-name="T24">1</text:span><text:span text:style-name="T14"> ⊕ 1 ⊕ 0 = 0</text:span></text:p>
      <table:table table:name="Table10" table:style-name="Table10" table:template-name="Default Style">
        <table:table-column table:style-name="Table10.A"/>
        <table:table-column table:style-name="Table10.B"/>
        <table:table-column table:style-name="Table10.A"/>
        <table:table-column table:style-name="Table10.B" table:number-columns-repeated="2"/>
        <table:table-column table:style-name="Table10.A"/>
        <table:table-column table:style-name="Table10.B" table:number-columns-repeated="2"/>
        <table:table-column table:style-name="Table10.A" table:number-columns-repeated="2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A"/>
        <table:table-column table:style-name="Table10.Q"/>
        <table:table-row table:style-name="Table10.1">
          <table:table-cell table:style-name="Table10.A1" office:value-type="string">
            <text:p text:style-name="P31"/>
          </table:table-cell>
          <table:table-cell table:style-name="Table10.A1" office:value-type="string">
            <text:p text:style-name="P50">1</text:p>
          </table:table-cell>
          <table:table-cell table:style-name="Table10.A1" office:value-type="string">
            <text:p text:style-name="P50">2</text:p>
          </table:table-cell>
          <table:table-cell table:style-name="Table10.A1" office:value-type="string">
            <text:p text:style-name="P50">3</text:p>
          </table:table-cell>
          <table:table-cell table:style-name="Table10.A1" office:value-type="string">
            <text:p text:style-name="P50">4</text:p>
          </table:table-cell>
          <table:table-cell table:style-name="Table10.A1" office:value-type="string">
            <text:p text:style-name="P50">5</text:p>
          </table:table-cell>
          <table:table-cell table:style-name="Table10.A1" office:value-type="string">
            <text:p text:style-name="P50">6</text:p>
          </table:table-cell>
          <table:table-cell table:style-name="Table10.A1" office:value-type="string">
            <text:p text:style-name="P50">7</text:p>
          </table:table-cell>
          <table:table-cell table:style-name="Table10.A1" office:value-type="string">
            <text:p text:style-name="P57">8</text:p>
          </table:table-cell>
          <table:table-cell table:style-name="Table10.A1" office:value-type="string">
            <text:p text:style-name="P57">9</text:p>
          </table:table-cell>
          <table:table-cell table:style-name="Table10.A1" office:value-type="string">
            <text:p text:style-name="P57">10</text:p>
          </table:table-cell>
          <table:table-cell table:style-name="Table10.A1" office:value-type="string">
            <text:p text:style-name="P57">11</text:p>
          </table:table-cell>
          <table:table-cell table:style-name="Table10.A1" office:value-type="string">
            <text:p text:style-name="P57">12</text:p>
          </table:table-cell>
          <table:table-cell table:style-name="Table10.A1" office:value-type="string">
            <text:p text:style-name="P57">13</text:p>
          </table:table-cell>
          <table:table-cell table:style-name="Table10.A1" office:value-type="string">
            <text:p text:style-name="P57">14</text:p>
          </table:table-cell>
          <table:table-cell table:style-name="Table10.A1" office:value-type="string">
            <text:p text:style-name="P57">15</text:p>
          </table:table-cell>
          <table:table-cell table:style-name="Table10.Q1" office:value-type="string">
            <text:p text:style-name="P31"/>
          </table:table-cell>
        </table:table-row>
        <table:table-row>
          <table:table-cell table:style-name="Table10.A2" office:value-type="string">
            <text:p text:style-name="P50">2<text:span text:style-name="T62">x</text:span></text:p>
          </table:table-cell>
          <table:table-cell table:style-name="Table10.A2" office:value-type="string">
            <text:p text:style-name="P50">r1</text:p>
          </table:table-cell>
          <table:table-cell table:style-name="Table10.A2" office:value-type="string">
            <text:p text:style-name="P50">r2</text:p>
          </table:table-cell>
          <table:table-cell table:style-name="Table10.A2" office:value-type="string">
            <text:p text:style-name="P50">i1</text:p>
          </table:table-cell>
          <table:table-cell table:style-name="Table10.A2" office:value-type="string">
            <text:p text:style-name="P66">r3</text:p>
          </table:table-cell>
          <table:table-cell table:style-name="Table10.A2" office:value-type="string">
            <text:p text:style-name="P50">i2</text:p>
          </table:table-cell>
          <table:table-cell table:style-name="Table10.A2" office:value-type="string">
            <text:p text:style-name="P50">i3</text:p>
          </table:table-cell>
          <table:table-cell table:style-name="Table10.A2" office:value-type="string">
            <text:p text:style-name="P50">i4</text:p>
          </table:table-cell>
          <table:table-cell table:style-name="Table10.A2" office:value-type="string">
            <text:p text:style-name="P56">r4</text:p>
          </table:table-cell>
          <table:table-cell table:style-name="Table10.A2" office:value-type="string">
            <text:p text:style-name="P57">i5</text:p>
          </table:table-cell>
          <table:table-cell table:style-name="Table10.A2" office:value-type="string">
            <text:p text:style-name="P57">i6</text:p>
          </table:table-cell>
          <table:table-cell table:style-name="Table10.A2" office:value-type="string">
            <text:p text:style-name="P57">i7</text:p>
          </table:table-cell>
          <table:table-cell table:style-name="Table10.A2" office:value-type="string">
            <text:p text:style-name="P57">i8</text:p>
          </table:table-cell>
          <table:table-cell table:style-name="Table10.A2" office:value-type="string">
            <text:p text:style-name="P57">i9</text:p>
          </table:table-cell>
          <table:table-cell table:style-name="Table10.A2" office:value-type="string">
            <text:p text:style-name="P57">i10</text:p>
          </table:table-cell>
          <table:table-cell table:style-name="Table10.A2" office:value-type="string">
            <text:p text:style-name="P57">i11</text:p>
          </table:table-cell>
          <table:table-cell table:style-name="Table10.Q2" office:value-type="string">
            <text:p text:style-name="P50">S</text:p>
          </table:table-cell>
        </table:table-row>
        <table:table-row>
          <table:table-cell table:style-name="Table10.A2" office:value-type="string">
            <text:p text:style-name="P50">1</text:p>
          </table:table-cell>
          <table:table-cell table:style-name="Table10.B3" office:value-type="string">
            <text:p text:style-name="P65">X</text:p>
          </table:table-cell>
          <table:table-cell table:style-name="Table10.A2" office:value-type="string">
            <text:p text:style-name="P31">-</text:p>
          </table:table-cell>
          <table:table-cell table:style-name="Table10.B3" office:value-type="string">
            <text:p text:style-name="P55">X</text:p>
          </table:table-cell>
          <table:table-cell table:style-name="Table10.A2" office:value-type="string">
            <text:p text:style-name="P36">-</text:p>
          </table:table-cell>
          <table:table-cell table:style-name="Table10.B3" office:value-type="string">
            <text:p text:style-name="P55">X</text:p>
          </table:table-cell>
          <table:table-cell table:style-name="Table10.A2" office:value-type="string">
            <text:p text:style-name="P31">-</text:p>
          </table:table-cell>
          <table:table-cell table:style-name="Table10.B3" office:value-type="string">
            <text:p text:style-name="P55">X</text:p>
          </table:table-cell>
          <table:table-cell table:style-name="Table10.A2" office:value-type="string">
            <text:p text:style-name="P55">-</text:p>
          </table:table-cell>
          <table:table-cell table:style-name="Table10.B3" office:value-type="string">
            <text:p text:style-name="P59">X</text:p>
          </table:table-cell>
          <table:table-cell table:style-name="Table10.A2" office:value-type="string">
            <text:p text:style-name="P55">-</text:p>
          </table:table-cell>
          <table:table-cell table:style-name="Table10.B3" office:value-type="string">
            <text:p text:style-name="P59">X</text:p>
          </table:table-cell>
          <table:table-cell table:style-name="Table10.A2" office:value-type="string">
            <text:p text:style-name="P55">-</text:p>
          </table:table-cell>
          <table:table-cell table:style-name="Table10.B3" office:value-type="string">
            <text:p text:style-name="P59">X</text:p>
          </table:table-cell>
          <table:table-cell table:style-name="Table10.A2" office:value-type="string">
            <text:p text:style-name="P55">-</text:p>
          </table:table-cell>
          <table:table-cell table:style-name="Table10.B3" office:value-type="string">
            <text:p text:style-name="P59">X</text:p>
          </table:table-cell>
          <table:table-cell table:style-name="Table10.Q2" office:value-type="string">
            <text:p text:style-name="P50">s1</text:p>
          </table:table-cell>
        </table:table-row>
        <table:table-row>
          <table:table-cell table:style-name="Table10.A2" office:value-type="string">
            <text:p text:style-name="P50">2</text:p>
          </table:table-cell>
          <table:table-cell table:style-name="Table10.A2" office:value-type="string">
            <text:p text:style-name="P37">-</text:p>
          </table:table-cell>
          <table:table-cell table:style-name="Table10.C4" office:value-type="string">
            <text:p text:style-name="P55">X</text:p>
          </table:table-cell>
          <table:table-cell table:style-name="Table10.C4" office:value-type="string">
            <text:p text:style-name="P55">X</text:p>
          </table:table-cell>
          <table:table-cell table:style-name="Table10.A2" office:value-type="string">
            <text:p text:style-name="P36">-</text:p>
          </table:table-cell>
          <table:table-cell table:style-name="Table10.A2" office:value-type="string">
            <text:p text:style-name="P31">-</text:p>
          </table:table-cell>
          <table:table-cell table:style-name="Table10.C4" office:value-type="string">
            <text:p text:style-name="P55">X</text:p>
          </table:table-cell>
          <table:table-cell table:style-name="Table10.C4" office:value-type="string">
            <text:p text:style-name="P55">X</text:p>
          </table:table-cell>
          <table:table-cell table:style-name="Table10.A2" office:value-type="string">
            <text:p text:style-name="P55">-</text:p>
          </table:table-cell>
          <table:table-cell table:style-name="Table10.A2" office:value-type="string">
            <text:p text:style-name="P55">-</text:p>
          </table:table-cell>
          <table:table-cell table:style-name="Table10.C4" office:value-type="string">
            <text:p text:style-name="P59">X</text:p>
          </table:table-cell>
          <table:table-cell table:style-name="Table10.C4" office:value-type="string">
            <text:p text:style-name="P59">X</text:p>
          </table:table-cell>
          <table:table-cell table:style-name="Table10.A2" office:value-type="string">
            <text:p text:style-name="P55">-</text:p>
          </table:table-cell>
          <table:table-cell table:style-name="Table10.A2" office:value-type="string">
            <text:p text:style-name="P55">-</text:p>
          </table:table-cell>
          <table:table-cell table:style-name="Table10.C4" office:value-type="string">
            <text:p text:style-name="P59">X</text:p>
          </table:table-cell>
          <table:table-cell table:style-name="Table10.C4" office:value-type="string">
            <text:p text:style-name="P59">X</text:p>
          </table:table-cell>
          <table:table-cell table:style-name="Table10.Q2" office:value-type="string">
            <text:p text:style-name="P50">s2</text:p>
          </table:table-cell>
        </table:table-row>
        <text:soft-page-break/>
        <table:table-row table:style-name="Table10.1">
          <table:table-cell table:style-name="Table10.A2" office:value-type="string">
            <text:p text:style-name="P50">4</text:p>
          </table:table-cell>
          <table:table-cell table:style-name="Table10.A2" office:value-type="string">
            <text:p text:style-name="P37">-</text:p>
          </table:table-cell>
          <table:table-cell table:style-name="Table10.A2" office:value-type="string">
            <text:p text:style-name="P31">-</text:p>
          </table:table-cell>
          <table:table-cell table:style-name="Table10.A2" office:value-type="string">
            <text:p text:style-name="P31">-</text:p>
          </table:table-cell>
          <table:table-cell table:style-name="Table10.E5" office:value-type="string">
            <text:p text:style-name="P64">X</text:p>
          </table:table-cell>
          <table:table-cell table:style-name="Table10.E5" office:value-type="string">
            <text:p text:style-name="P55">X</text:p>
          </table:table-cell>
          <table:table-cell table:style-name="Table10.E5" office:value-type="string">
            <text:p text:style-name="P55">X</text:p>
          </table:table-cell>
          <table:table-cell table:style-name="Table10.E5" office:value-type="string">
            <text:p text:style-name="P55">X</text:p>
          </table:table-cell>
          <table:table-cell table:style-name="Table10.A2" office:value-type="string">
            <text:p text:style-name="P55">-</text:p>
          </table:table-cell>
          <table:table-cell table:style-name="Table10.A2" office:value-type="string">
            <text:p text:style-name="P55">-</text:p>
          </table:table-cell>
          <table:table-cell table:style-name="Table10.A2" office:value-type="string">
            <text:p text:style-name="P55">-</text:p>
          </table:table-cell>
          <table:table-cell table:style-name="Table10.A2" office:value-type="string">
            <text:p text:style-name="P55">-</text:p>
          </table:table-cell>
          <table:table-cell table:style-name="Table10.E5" office:value-type="string">
            <text:p text:style-name="P59">X</text:p>
          </table:table-cell>
          <table:table-cell table:style-name="Table10.E5" office:value-type="string">
            <text:p text:style-name="P59">X</text:p>
          </table:table-cell>
          <table:table-cell table:style-name="Table10.E5" office:value-type="string">
            <text:p text:style-name="P59">X</text:p>
          </table:table-cell>
          <table:table-cell table:style-name="Table10.E5" office:value-type="string">
            <text:p text:style-name="P59">X</text:p>
          </table:table-cell>
          <table:table-cell table:style-name="Table10.Q2" office:value-type="string">
            <text:p text:style-name="P50">s3</text:p>
          </table:table-cell>
        </table:table-row>
        <table:table-row>
          <table:table-cell table:style-name="Table10.A2" office:value-type="string">
            <text:p text:style-name="P58">8</text:p>
          </table:table-cell>
          <table:table-cell table:style-name="Table10.A2" office:value-type="string">
            <text:p text:style-name="P37">-</text:p>
          </table:table-cell>
          <table:table-cell table:style-name="Table10.A2" office:value-type="string">
            <text:p text:style-name="P31">-</text:p>
          </table:table-cell>
          <table:table-cell table:style-name="Table10.A2" office:value-type="string">
            <text:p text:style-name="P31">-</text:p>
          </table:table-cell>
          <table:table-cell table:style-name="Table10.A2" office:value-type="string">
            <text:p text:style-name="P64">-</text:p>
          </table:table-cell>
          <table:table-cell table:style-name="Table10.A2" office:value-type="string">
            <text:p text:style-name="P55">-</text:p>
          </table:table-cell>
          <table:table-cell table:style-name="Table10.A2" office:value-type="string">
            <text:p text:style-name="P55">-</text:p>
          </table:table-cell>
          <table:table-cell table:style-name="Table10.A2" office:value-type="string">
            <text:p text:style-name="P55">-</text:p>
          </table:table-cell>
          <table:table-cell table:style-name="Table10.I6" office:value-type="string">
            <text:p text:style-name="P58">X</text:p>
          </table:table-cell>
          <table:table-cell table:style-name="Table10.I6" office:value-type="string">
            <text:p text:style-name="P58">X</text:p>
          </table:table-cell>
          <table:table-cell table:style-name="Table10.I6" office:value-type="string">
            <text:p text:style-name="P58">X</text:p>
          </table:table-cell>
          <table:table-cell table:style-name="Table10.I6" office:value-type="string">
            <text:p text:style-name="P58">X</text:p>
          </table:table-cell>
          <table:table-cell table:style-name="Table10.I6" office:value-type="string">
            <text:p text:style-name="P58">X</text:p>
          </table:table-cell>
          <table:table-cell table:style-name="Table10.I6" office:value-type="string">
            <text:p text:style-name="P58">X</text:p>
          </table:table-cell>
          <table:table-cell table:style-name="Table10.I6" office:value-type="string">
            <text:p text:style-name="P58">X</text:p>
          </table:table-cell>
          <table:table-cell table:style-name="Table10.I6" office:value-type="string">
            <text:p text:style-name="P58">X</text:p>
          </table:table-cell>
          <table:table-cell table:style-name="Table10.Q2" office:value-type="string">
            <text:p text:style-name="P58">s4</text:p>
          </table:table-cell>
        </table:table-row>
      </table:table>
      <text:p text:style-name="P87"><text:span text:style-name="T3"/></text:p>
      <text:p text:style-name="P87"><text:span text:style-name="T3">s </text:span><text:span text:style-name="T5">= (s1, s2, s3, </text:span><text:span text:style-name="T25">s4</text:span><text:span text:style-name="T5">) = </text:span><text:span text:style-name="T25">0010</text:span><text:span text:style-name="T5"> </text:span><text:span text:style-name="T1">⇒ </text:span><text:span text:style-name="T39">ошибка в бите </text:span><text:span text:style-name="T12">r</text:span><text:span text:style-name="T26">3</text:span></text:p>
      <text:p text:style-name="P82"><text:span text:style-name="T39">Правильное сообщение: </text:span><text:span text:style-name="T27">01100000110</text:span></text:p>
      <text:h text:style-name="Heading_20_2" text:outline-level="2"><text:bookmark-start text:name="__RefHeading___Toc2897_3164206125"/>6. <text:span text:style-name="T33">№ ((</text:span><text:span text:style-name="T43">82 + 12 + 54 + 94</text:span><text:span text:style-name="T33">) * 4) = </text:span><text:span text:style-name="T44">968</text:span><text:bookmark-end text:name="__RefHeading___Toc2897_3164206125"/></text:h>
      <text:p text:style-name="P90">Пусть <text:span text:style-name="T1">r -</text:span><text:span text:style-name="T33"> </text:span><text:span text:style-name="T45">количество</text:span><text:span text:style-name="T33"> проверочных разрядов. Тогда всего бит 2</text:span><text:span text:style-name="T63">r</text:span><text:span text:style-name="T53"> – 1, </text:span><text:span text:style-name="T58">а информационных бит </text:span><text:span text:style-name="T53">2</text:span><text:span text:style-name="T63">r</text:span><text:span text:style-name="T53"> – r – 1. </text:span><text:span text:style-name="T58">Найдем </text:span><text:span text:style-name="T53">r, </text:span><text:span text:style-name="T60">если </text:span><text:span text:style-name="T58">2</text:span><text:span text:style-name="T63">r – 1</text:span><text:span text:style-name="T53"> – (r – 1) – 1 &lt; 968 ≤ 2</text:span><text:span text:style-name="T63">r</text:span><text:span text:style-name="T53"> – r – 1</text:span></text:p>
      <text:p text:style-name="P16"><text:span text:style-name="T61">Решив, получаем</text:span><text:span text:style-name="T52"> </text:span><text:span text:style-name="T53">r = 10:</text:span></text:p>
      <text:p text:style-name="P17"><text:span text:style-name="T53">2</text:span><text:span text:style-name="T63">9</text:span><text:span text:style-name="T53"> – 9 – 1 = 502 &gt; 968 &gt; 2</text:span><text:span text:style-name="T63">10</text:span><text:span text:style-name="T53"> – 10 – 1 = 1013</text:span></text:p>
      <text:p text:style-name="P91"><text:span text:style-name="T59">Значит, коэффициент избыточности </text:span><text:span text:style-name="T55">= r / (i + r) = 10 / (968 + 10) </text:span><text:span text:style-name="Strong_20_Emphasis"><text:span text:style-name="T57">≈</text:span></text:span><text:span text:style-name="T53"> </text:span><text:span text:style-name="T55">0.0102249489</text:span></text:p>
      <text:p text:style-name="P18"><text:span text:style-name="T52">Итого: </text:span><text:span text:style-name="T53">r = 10, </text:span><text:span text:style-name="T52">коэффициент избыточности </text:span><text:span text:style-name="Strong_20_Emphasis"><text:span text:style-name="T57">≈</text:span></text:span><text:span text:style-name="T53"> </text:span><text:span text:style-name="T55">0.0102249489</text:span></text:p>
      <text:h text:style-name="P19" text:outline-level="2"><text:bookmark-start text:name="__RefHeading___Toc2899_3164206125"/>Дополнительное задание<text:bookmark-end text:name="__RefHeading___Toc2899_3164206125"/></text:h>
      <text:p text:style-name="P25"><text:span text:style-name="T65">open </text:span><text:span text:style-name="T66">System<text:line-break/><text:line-break/></text:span><text:span text:style-name="T65">let rec </text:span><text:span text:style-name="T67">getInputBitsFromUser </text:span><text:span text:style-name="T66">() =<text:line-break/> <text:s text:c="3"/></text:span><text:span text:style-name="T67">printf </text:span><text:span text:style-name="T68">"Enter a 7-bit binary message (e.g., 1010101): "<text:line-break/> <text:s text:c="3"/></text:span><text:span text:style-name="T65">let </text:span><text:span text:style-name="T67">inputString </text:span><text:span text:style-name="T66">= </text:span><text:span text:style-name="T69">Console</text:span><text:span text:style-name="T66">.</text:span><text:span text:style-name="T70">ReadLine</text:span><text:span text:style-name="T66">()<text:line-break/> <text:s text:c="3"/></text:span><text:span text:style-name="T65">let </text:span><text:span text:style-name="T67">inputBits </text:span><text:span text:style-name="T66">=<text:line-break/> <text:s text:c="7"/></text:span><text:span text:style-name="T65">try<text:line-break/> <text:s text:c="11"/></text:span><text:span text:style-name="T67">inputString</text:span><text:span text:style-name="T66">.</text:span><text:span text:style-name="T70">ToCharArray</text:span><text:span text:style-name="T66">() </text:span><text:span text:style-name="T70">|&gt; </text:span><text:span text:style-name="T69">Array</text:span><text:span text:style-name="T66">.</text:span><text:span text:style-name="T67">map </text:span><text:span text:style-name="T66">(</text:span><text:span text:style-name="T65">fun </text:span><text:span text:style-name="T67">c </text:span><text:span text:style-name="T65">-&gt; </text:span><text:span text:style-name="T67">int32</text:span><text:span text:style-name="T66">(</text:span><text:span text:style-name="T67">c</text:span><text:span text:style-name="T66">.</text:span><text:span text:style-name="T70">ToString</text:span><text:span text:style-name="T66">()))<text:line-break/> <text:s text:c="7"/></text:span><text:span text:style-name="T65">with<text:line-break/> <text:s text:c="11"/></text:span><text:span text:style-name="T66">| _ </text:span><text:span text:style-name="T65">-&gt; </text:span><text:span text:style-name="T66">[| |]<text:line-break/><text:line-break/> <text:s text:c="3"/></text:span><text:span text:style-name="T65">if </text:span><text:span text:style-name="T67">inputBits</text:span><text:span text:style-name="T66">.</text:span><text:span text:style-name="T67">Length </text:span><text:span text:style-name="T70">&lt;&gt; </text:span><text:span text:style-name="T71">7 </text:span><text:span text:style-name="T70">|| </text:span><text:span text:style-name="T69">Array</text:span><text:span text:style-name="T66">.</text:span><text:span text:style-name="T67">exists </text:span><text:span text:style-name="T66">(</text:span><text:span text:style-name="T65">fun </text:span><text:span text:style-name="T67">bit </text:span><text:span text:style-name="T65">-&gt; </text:span><text:span text:style-name="T67">bit </text:span><text:span text:style-name="T70">&lt; </text:span><text:span text:style-name="T71">0 </text:span><text:span text:style-name="T70">|| </text:span><text:span text:style-name="T67">bit </text:span><text:span text:style-name="T70">&gt; </text:span><text:span text:style-name="T71">1</text:span><text:span text:style-name="T66">) </text:span><text:span text:style-name="T67">inputBits </text:span><text:span text:style-name="T65">then<text:line-break/> <text:s text:c="7"/></text:span><text:span text:style-name="T67">printfn </text:span><text:span text:style-name="T68">"Invalid input. Please enter a 7-bit binary message."<text:line-break/> <text:s text:c="7"/></text:span><text:span text:style-name="T67">getInputBitsFromUser </text:span><text:span text:style-name="T66">()<text:line-break/> <text:s text:c="3"/></text:span><text:span text:style-name="T65">else<text:line-break/> <text:s text:c="7"/></text:span><text:span text:style-name="T67">inputBits<text:line-break/><text:line-break/></text:span><text:span text:style-name="T65">let </text:span><text:span text:style-name="T67">hamming74Decode </text:span><text:span text:style-name="T66">(</text:span><text:span text:style-name="T67">input</text:span><text:span text:style-name="T66">: </text:span><text:span text:style-name="T69">int</text:span><text:span text:style-name="T66">[]) =<text:line-break/> <text:s text:c="3"/></text:span><text:span text:style-name="T65">let </text:span><text:span text:style-name="T67">s1 </text:span><text:span text:style-name="T66">= (</text:span><text:span text:style-name="T67">input</text:span><text:span text:style-name="T72">.</text:span><text:span text:style-name="T66">[</text:span><text:span text:style-name="T71">0</text:span><text:span text:style-name="T66">] </text:span><text:span text:style-name="T70">+ </text:span><text:span text:style-name="T67">input</text:span><text:span text:style-name="T72">.</text:span><text:span text:style-name="T66">[</text:span><text:span text:style-name="T71">2</text:span><text:span text:style-name="T66">] </text:span><text:span text:style-name="T70">+ </text:span><text:span text:style-name="T67">input</text:span><text:span text:style-name="T72">.</text:span><text:span text:style-name="T66">[</text:span><text:span text:style-name="T71">4</text:span><text:span text:style-name="T66">] </text:span><text:span text:style-name="T70">+ </text:span><text:span text:style-name="T67">input</text:span><text:span text:style-name="T72">.</text:span><text:span text:style-name="T66">[</text:span><text:span text:style-name="T71">6</text:span><text:span text:style-name="T66">]) </text:span><text:span text:style-name="T70">% </text:span><text:span text:style-name="T71">2<text:line-break/> <text:s text:c="3"/></text:span><text:span text:style-name="T65">let </text:span><text:span text:style-name="T67">s2 </text:span><text:span text:style-name="T66">= (</text:span><text:span text:style-name="T67">input</text:span><text:span text:style-name="T72">.</text:span><text:span text:style-name="T66">[</text:span><text:span text:style-name="T71">1</text:span><text:span text:style-name="T66">] </text:span><text:span text:style-name="T70">+ </text:span><text:span text:style-name="T67">input</text:span><text:span text:style-name="T72">.</text:span><text:span text:style-name="T66">[</text:span><text:span text:style-name="T71">2</text:span><text:span text:style-name="T66">] </text:span><text:span text:style-name="T70">+ </text:span><text:span text:style-name="T67">input</text:span><text:span text:style-name="T72">.</text:span><text:span text:style-name="T66">[</text:span><text:span text:style-name="T71">5</text:span><text:span text:style-name="T66">] </text:span><text:span text:style-name="T70">+ </text:span><text:span text:style-name="T67">input</text:span><text:span text:style-name="T72">.</text:span><text:span text:style-name="T66">[</text:span><text:span text:style-name="T71">6</text:span><text:span text:style-name="T66">]) </text:span><text:span text:style-name="T70">% </text:span><text:span text:style-name="T71">2<text:line-break/> <text:s text:c="3"/></text:span><text:span text:style-name="T65">let </text:span><text:span text:style-name="T67">s3 </text:span><text:span text:style-name="T66">= (</text:span><text:span text:style-name="T67">input</text:span><text:span text:style-name="T72">.</text:span><text:span text:style-name="T66">[</text:span><text:span text:style-name="T71">3</text:span><text:span text:style-name="T66">] </text:span><text:span text:style-name="T70">+ </text:span><text:span text:style-name="T67">input</text:span><text:span text:style-name="T72">.</text:span><text:span text:style-name="T66">[</text:span><text:span text:style-name="T71">4</text:span><text:span text:style-name="T66">] </text:span><text:span text:style-name="T70">+ </text:span><text:span text:style-name="T67">input</text:span><text:span text:style-name="T72">.</text:span><text:span text:style-name="T66">[</text:span><text:span text:style-name="T71">5</text:span><text:span text:style-name="T66">] </text:span><text:span text:style-name="T70">+ </text:span><text:span text:style-name="T67">input</text:span><text:span text:style-name="T72">.</text:span><text:span text:style-name="T66">[</text:span><text:span text:style-name="T71">6</text:span><text:span text:style-name="T66">]) </text:span><text:span text:style-name="T70">% </text:span><text:span text:style-name="T71">2<text:line-break/> <text:s text:c="3"/><text:line-break/> <text:s text:c="3"/></text:span><text:span text:style-name="T65">let </text:span><text:span text:style-name="T67">errorPosition </text:span><text:span text:style-name="T66">= </text:span><text:span text:style-name="T67">s1 </text:span><text:span text:style-name="T70">+ </text:span><text:span text:style-name="T67">s2 </text:span><text:span text:style-name="T70">* </text:span><text:span text:style-name="T71">2 </text:span><text:span text:style-name="T70">+ </text:span><text:span text:style-name="T67">s3 </text:span><text:span text:style-name="T70">* </text:span><text:span text:style-name="T71">4<text:line-break/> <text:s text:c="3"/><text:line-break/> <text:s text:c="3"/></text:span><text:span text:style-name="T65">let </text:span><text:span text:style-name="T67">correctedInput </text:span><text:span text:style-name="T66">=<text:line-break/> <text:s text:c="7"/></text:span><text:span text:style-name="T65">match </text:span><text:span text:style-name="T67">errorPosition </text:span><text:span text:style-name="T65">with<text:line-break/> <text:s text:c="7"/></text:span><text:span text:style-name="T66">| </text:span><text:span text:style-name="T71">0 </text:span><text:span text:style-name="T65">-&gt; </text:span><text:span text:style-name="T67">input<text:line-break/> <text:s text:c="7"/></text:span><text:span text:style-name="T66">| _ </text:span><text:span text:style-name="T65">-&gt;<text:line-break/> <text:s text:c="11"/></text:span><text:span text:style-name="T67">input</text:span><text:span text:style-name="T72">.</text:span><text:span text:style-name="T66">[</text:span><text:span text:style-name="T67">errorPosition </text:span><text:span text:style-name="T70">- </text:span><text:span text:style-name="T71">1</text:span><text:span text:style-name="T66">] </text:span><text:span text:style-name="T65">&lt;- </text:span><text:span text:style-name="T66">(</text:span><text:span text:style-name="T67">input</text:span><text:span text:style-name="T72">.</text:span><text:span text:style-name="T66">[</text:span><text:span text:style-name="T67">errorPosition </text:span><text:span text:style-name="T70">- </text:span><text:span text:style-name="T71">1</text:span><text:span text:style-name="T66">] </text:span><text:span text:style-name="T70">+ </text:span><text:span text:style-name="T71">1</text:span><text:span text:style-name="T66">) </text:span><text:span text:style-name="T70">% </text:span><text:span text:style-name="T71">2<text:line-break/> <text:s text:c="11"/></text:span><text:span text:style-name="T67">input<text:line-break/> <text:s text:c="3"/><text:line-break/> <text:s text:c="3"/></text:span><text:span text:style-name="T65">let </text:span><text:span text:style-name="T67">decodedData </text:span><text:span text:style-name="T66">= [| </text:span><text:span text:style-name="T67">correctedInput</text:span><text:span text:style-name="T72">.</text:span><text:span text:style-name="T66">[</text:span><text:span text:style-name="T71">2</text:span><text:span text:style-name="T66">]; </text:span><text:span text:style-name="T67">correctedInput</text:span><text:span text:style-name="T72">.</text:span><text:span text:style-name="T66">[</text:span><text:span text:style-name="T71">4</text:span><text:span text:style-name="T66">]; </text:span><text:span text:style-name="T67">correctedInput</text:span><text:span text:style-name="T72">.</text:span><text:span text:style-name="T66">[</text:span><text:span text:style-name="T71">5</text:span><text:span text:style-name="T66">]; </text:span><text:span text:style-name="T67">correctedInput</text:span><text:span text:style-name="T72">.</text:span><text:span text:style-name="T66">[</text:span><text:span text:style-name="T71">6</text:span><text:span text:style-name="T66">] |]<text:line-break/> <text:s text:c="3"/><text:line-break/> <text:s text:c="3"/></text:span><text:span text:style-name="T67">errorPosition</text:span><text:span text:style-name="T66">, </text:span><text:span text:style-name="T67">decodedData<text:line-break/><text:line-break/></text:span><text:span text:style-name="T65">let </text:span><text:span text:style-name="T67">inputBits </text:span><text:span text:style-name="T66">= </text:span><text:span text:style-name="T67">getInputBitsFromUser </text:span><text:span text:style-name="T66">()<text:line-break/></text:span><text:span text:style-name="T67">printfn </text:span><text:span text:style-name="T70">$</text:span><text:span text:style-name="T68">"Input: </text:span><text:span text:style-name="T73">%A</text:span><text:span text:style-name="T68">{</text:span><text:span text:style-name="T67">inputBits</text:span><text:span text:style-name="T68">}"<text:line-break/><text:line-break/></text:span><text:span text:style-name="T65">let </text:span><text:span text:style-name="T67">errorPosition</text:span><text:span text:style-name="T66">, </text:span><text:span text:style-name="T67">decodedData </text:span><text:span text:style-name="T66">= </text:span><text:span text:style-name="T67">hamming74Decode inputBits<text:line-break/></text:span><text:span text:style-name="T65">if </text:span><text:span text:style-name="T67">errorPosition </text:span><text:span text:style-name="T70">= </text:span><text:span text:style-name="T71">0 </text:span><text:span text:style-name="T65">then<text:line-break/> <text:s text:c="3"/></text:span><text:span text:style-name="T67">printfn </text:span><text:span text:style-name="T68">"No error detected."<text:line-break/></text:span><text:soft-page-break/><text:span text:style-name="T65">else<text:line-break/> <text:s text:c="3"/></text:span><text:span text:style-name="T67">printfn </text:span><text:span text:style-name="T70">$</text:span><text:span text:style-name="T68">"Error detected at index: </text:span><text:span text:style-name="T73">%d</text:span><text:span text:style-name="T68">{</text:span><text:span text:style-name="T67">errorPosition</text:span><text:span text:style-name="T68">}"<text:line-break/></text:span><text:span text:style-name="T67">printfn </text:span><text:span text:style-name="T70">$</text:span><text:span text:style-name="T68">"Decoded Data: </text:span><text:span text:style-name="T73">%A</text:span><text:span text:style-name="T68">{</text:span><text:span text:style-name="T67">decodedData</text:span><text:span text:style-name="T68">}"</text:span></text:p>
      <text:p text:style-name="P24"/>
      <text:h text:style-name="P14" text:outline-level="1"><text:bookmark-start text:name="__RefHeading___Toc2901_3164206125"/>Вывод<text:bookmark-end text:name="__RefHeading___Toc2901_3164206125"/></text:h>
      <text:p text:style-name="P21">В процессе выполнения данной лабораторной работы я изучил кодирование и декодирование данных и научился работать с кодом Хэмминга.</text:p>
      <text:h text:style-name="P20" text:outline-level="1"><text:bookmark-start text:name="__RefHeading___Toc2903_3164206125"/>Список литературы<text:bookmark-end text:name="__RefHeading___Toc2903_3164206125"/></text:h>
      <text:p text:style-name="P22">1. <text:span text:style-name="T33">Основы цифровой радиосвязи. Помехоустойчивое кодирование: метод. Указания / сост. Д. В. Пьянзин. - Саранск: Изд-во Мордов. ун-та, 2009. - с. </text:span><text:span text:style-name="T46">16</text:span></text:p>
      <text:p text:style-name="P23"><text:span text:style-name="T33">2. Коды и устройства помехоустойчивого кодирования информации / сост. Королев А. И. - Мн.: </text:span><text:span text:style-name="T47">Бестпринт</text:span><text:span text:style-name="T33">, 2002. - с. 28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3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2" style:font-family-asian="'Times New Roman'" style:font-family-generic-asian="system" style:font-pitch-asian="variable" style:font-size-asian="13pt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2" style:font-family-asian="'Times New Roman'" style:font-family-generic-asian="system" style:font-pitch-asian="variable" style:font-size-asian="28pt" style:font-weight-asian="bold" style:font-name-complex="Times New Roman2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2" style:font-family-asian="'Times New Roman'" style:font-family-generic-asian="system" style:font-pitch-asian="variable" style:font-size-asian="18pt" style:font-name-complex="Times New Roman2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8.090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7.8945in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/>
    </style:style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first>
        <text:p text:style-name="MP1"><text:page-number text:select-page="current">2</text:page-number></text:p>
      </style:footer-first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mntim</meta:initial-creator>
    <meta:editing-cycles>73</meta:editing-cycles>
    <meta:creation-date>2023-09-16T15:24:00</meta:creation-date>
    <dc:date>2023-09-27T20:07:22.381000000</dc:date>
    <meta:editing-duration>PT1H59M12S</meta:editing-duration>
    <meta:generator>LibreOffice/7.6.1.2$Windows_X86_64 LibreOffice_project/f5defcebd022c5bc36bbb79be232cb6926d8f674</meta:generator>
    <meta:document-statistic meta:table-count="10" meta:image-count="0" meta:object-count="0" meta:page-count="7" meta:paragraph-count="437" meta:word-count="1498" meta:character-count="6281" meta:non-whitespace-character-count="5012"/>
    <meta:user-defined meta:name="AppVersion">16.0000</meta:user-defined>
    <meta:template xlink:type="simple" xlink:actuate="onRequest" xlink:title="Normal" xlink:href=""/>
  </office:meta>
</office:document-meta>
</file>